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47.18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49.11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29.49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48.01mm"/>
    </style:style>
    <style:style style:name="co17" style:family="table-column">
      <style:table-column-properties fo:break-before="auto" style:column-width="7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ddddd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d22b2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e3f3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d22b2b"/>
    </style:style>
    <style:style style:name="ce15" style:family="table-cell" style:parent-style-name="Default">
      <style:text-properties fo:color="#ddddd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uplic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8"/>
          <table:table-cell office:value-type="string" calcext:value-type="string">
            <text:p>Amount</text:p>
          </table:table-cell>
          <table:table-cell office:value-type="string" calcext:value-type="string">
            <text:p>Saving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<text:s/>Britannia/c.prg</text:p>
          </table:table-cell>
          <table:table-cell office:value-type="string" calcext:value-type="string">
            <text:p><text:s/>Castle/c.prg</text:p>
          </table:table-cell>
          <table:table-cell office:value-type="string" calcext:value-type="string">
            <text:p><text:s/>Dungeon/c.prg</text:p>
          </table:table-cell>
          <table:table-cell office:value-type="string" calcext:value-type="string">
            <text:p><text:s/>Dwelling/c.prg</text:p>
          </table:table-cell>
          <table:table-cell office:value-type="string" calcext:value-type="string">
            <text:p><text:s/>Keep/c.prg</text:p>
          </table:table-cell>
          <table:table-cell office:value-type="string" calcext:value-type="string">
            <text:p><text:s/>Towne/c.prg</text:p>
          </table:table-cell>
          <table:table-cell office:value-type="string" calcext:value-type="string">
            <text:p><text:s/>Underworld/c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2]*([.J2]-1)" office:value-type="float" office:value="29178" calcext:value-type="float">
            <text:p>29178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<text:s/>Britannia/i.prg</text:p>
          </table:table-cell>
          <table:table-cell office:value-type="string" calcext:value-type="string">
            <text:p><text:s/>Castle/i.prg</text:p>
          </table:table-cell>
          <table:table-cell office:value-type="string" calcext:value-type="string">
            <text:p><text:s/>Dwelling/i.prg</text:p>
          </table:table-cell>
          <table:table-cell office:value-type="string" calcext:value-type="string">
            <text:p><text:s/>Keep/i.prg</text:p>
          </table:table-cell>
          <table:table-cell office:value-type="string" calcext:value-type="string">
            <text:p><text:s/>Towne/i.prg</text:p>
          </table:table-cell>
          <table:table-cell office:value-type="string" calcext:value-type="string">
            <text:p><text:s/>Underworld/i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3]*([.J3]-1)" office:value-type="float" office:value="20340" calcext:value-type="float">
            <text:p>20340</text:p>
          </table:table-cell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<text:s/>Britannia/main.combat.prg</text:p>
          </table:table-cell>
          <table:table-cell office:value-type="string" calcext:value-type="string">
            <text:p><text:s/>Castle/main.combat.prg</text:p>
          </table:table-cell>
          <table:table-cell office:value-type="string" calcext:value-type="string">
            <text:p><text:s/>Dungeon/main.combat.prg</text:p>
          </table:table-cell>
          <table:table-cell office:value-type="string" calcext:value-type="string">
            <text:p><text:s/>Dwelling/main.combat.prg</text:p>
          </table:table-cell>
          <table:table-cell office:value-type="string" calcext:value-type="string">
            <text:p><text:s/>Keep/main.combat.prg</text:p>
          </table:table-cell>
          <table:table-cell office:value-type="string" calcext:value-type="string">
            <text:p><text:s/>Towne/main.combat.prg</text:p>
          </table:table-cell>
          <table:table-cell office:value-type="string" calcext:value-type="string">
            <text:p><text:s/>Underworld/main.combat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4]*([.J4]-1)" office:value-type="float" office:value="69102" calcext:value-type="float">
            <text:p>6910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Britannia/m.prg</text:p>
          </table:table-cell>
          <table:table-cell office:value-type="string" calcext:value-type="string">
            <text:p><text:s/>Castle/m.prg</text:p>
          </table:table-cell>
          <table:table-cell office:value-type="string" calcext:value-type="string">
            <text:p><text:s/>Dungeon/m.prg</text:p>
          </table:table-cell>
          <table:table-cell office:value-type="string" calcext:value-type="string">
            <text:p><text:s/>Dwelling/m.prg</text:p>
          </table:table-cell>
          <table:table-cell office:value-type="string" calcext:value-type="string">
            <text:p><text:s/>Keep/m.prg</text:p>
          </table:table-cell>
          <table:table-cell office:value-type="string" calcext:value-type="string">
            <text:p><text:s/>Towne/m.prg</text:p>
          </table:table-cell>
          <table:table-cell office:value-type="string" calcext:value-type="string">
            <text:p><text:s/>Underworld/m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5]*([.J5]-1)"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Britannia/p.prg</text:p>
          </table:table-cell>
          <table:table-cell office:value-type="string" calcext:value-type="string">
            <text:p><text:s/>Castle/p.prg</text:p>
          </table:table-cell>
          <table:table-cell office:value-type="string" calcext:value-type="string">
            <text:p><text:s/>Dwelling/p.prg</text:p>
          </table:table-cell>
          <table:table-cell office:value-type="string" calcext:value-type="string">
            <text:p><text:s/>Keep/p.prg</text:p>
          </table:table-cell>
          <table:table-cell office:value-type="string" calcext:value-type="string">
            <text:p><text:s/>Towne/p.prg</text:p>
          </table:table-cell>
          <table:table-cell office:value-type="string" calcext:value-type="string">
            <text:p><text:s/>Underworld/p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6]*([.J6]-1)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<text:s/>Britannia/r.prg</text:p>
          </table:table-cell>
          <table:table-cell office:value-type="string" calcext:value-type="string">
            <text:p><text:s/>Castle/r.prg</text:p>
          </table:table-cell>
          <table:table-cell office:value-type="string" calcext:value-type="string">
            <text:p><text:s/>Dungeon/r.prg</text:p>
          </table:table-cell>
          <table:table-cell office:value-type="string" calcext:value-type="string">
            <text:p><text:s/>Dwelling/r.prg</text:p>
          </table:table-cell>
          <table:table-cell office:value-type="string" calcext:value-type="string">
            <text:p><text:s/>Keep/r.prg</text:p>
          </table:table-cell>
          <table:table-cell office:value-type="string" calcext:value-type="string">
            <text:p><text:s/>Towne/r.prg</text:p>
          </table:table-cell>
          <table:table-cell office:value-type="string" calcext:value-type="string">
            <text:p><text:s/>Underworld/r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7]*([.J7]-1)"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<text:s/>Britannia/shrine.prg</text:p>
          </table:table-cell>
          <table:table-cell office:value-type="string" calcext:value-type="string">
            <text:p><text:s/>Underworld/shrine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8]*([.J8]-1)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<text:s/>Britannia/s.prg</text:p>
          </table:table-cell>
          <table:table-cell office:value-type="string" calcext:value-type="string">
            <text:p><text:s/>Castle/s.prg</text:p>
          </table:table-cell>
          <table:table-cell office:value-type="string" calcext:value-type="string">
            <text:p><text:s/>Dungeon/s.prg</text:p>
          </table:table-cell>
          <table:table-cell office:value-type="string" calcext:value-type="string">
            <text:p><text:s/>Dwelling/s.prg</text:p>
          </table:table-cell>
          <table:table-cell office:value-type="string" calcext:value-type="string">
            <text:p><text:s/>Keep/s.prg</text:p>
          </table:table-cell>
          <table:table-cell office:value-type="string" calcext:value-type="string">
            <text:p><text:s/>Towne/s.prg</text:p>
          </table:table-cell>
          <table:table-cell office:value-type="string" calcext:value-type="string">
            <text:p><text:s/>Underworld/s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9]*([.J9]-1)" office:value-type="float" office:value="29010" calcext:value-type="float">
            <text:p>29010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Britannia/t.prg</text:p>
          </table:table-cell>
          <table:table-cell office:value-type="string" calcext:value-type="string">
            <text:p><text:s/>Castle/t.prg</text:p>
          </table:table-cell>
          <table:table-cell office:value-type="string" calcext:value-type="string">
            <text:p><text:s/>Dwelling/t.prg</text:p>
          </table:table-cell>
          <table:table-cell office:value-type="string" calcext:value-type="string">
            <text:p><text:s/>Keep/t.prg</text:p>
          </table:table-cell>
          <table:table-cell office:value-type="string" calcext:value-type="string">
            <text:p><text:s/>Towne/t.pr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10]*([.J10]-1)" office:value-type="float" office:value="18952" calcext:value-type="float">
            <text:p>189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Britannia/v.prg</text:p>
          </table:table-cell>
          <table:table-cell office:value-type="string" calcext:value-type="string">
            <text:p><text:s/>Castle/v.prg</text:p>
          </table:table-cell>
          <table:table-cell office:value-type="string" calcext:value-type="string">
            <text:p><text:s/>Dwelling/v.prg</text:p>
          </table:table-cell>
          <table:table-cell office:value-type="string" calcext:value-type="string">
            <text:p><text:s/>Keep/v.prg</text:p>
          </table:table-cell>
          <table:table-cell office:value-type="string" calcext:value-type="string">
            <text:p><text:s/>Towne/v.prg</text:p>
          </table:table-cell>
          <table:table-cell office:value-type="string" calcext:value-type="string">
            <text:p><text:s/>Underworld/v.pr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1]*([.J11]-1)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<text:s/>Britannia/w.prg</text:p>
          </table:table-cell>
          <table:table-cell office:value-type="string" calcext:value-type="string">
            <text:p><text:s/>Underworld/w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12]*([.J12]-1)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<text:s/>Britannia/z.prg</text:p>
          </table:table-cell>
          <table:table-cell office:value-type="string" calcext:value-type="string">
            <text:p><text:s/>Castle/z.prg</text:p>
          </table:table-cell>
          <table:table-cell office:value-type="string" calcext:value-type="string">
            <text:p><text:s/>Dungeon/z.prg</text:p>
          </table:table-cell>
          <table:table-cell office:value-type="string" calcext:value-type="string">
            <text:p><text:s/>Dwelling/z.prg</text:p>
          </table:table-cell>
          <table:table-cell office:value-type="string" calcext:value-type="string">
            <text:p><text:s/>Keep/z.prg</text:p>
          </table:table-cell>
          <table:table-cell office:value-type="string" calcext:value-type="string">
            <text:p><text:s/>Towne/z.prg</text:p>
          </table:table-cell>
          <table:table-cell office:value-type="string" calcext:value-type="string">
            <text:p><text:s/>Underworld/z.prg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A13]*([.J13]-1)"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<text:s/>Castle/main.twn.prg</text:p>
          </table:table-cell>
          <table:table-cell office:value-type="string" calcext:value-type="string">
            <text:p><text:s/>Dwelling/main.twn.prg</text:p>
          </table:table-cell>
          <table:table-cell office:value-type="string" calcext:value-type="string">
            <text:p><text:s/>Keep/main.twn.prg</text:p>
          </table:table-cell>
          <table:table-cell office:value-type="string" calcext:value-type="string">
            <text:p><text:s/>Towne/main.twn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14]*([.J14]-1)" office:value-type="float" office:value="28413" calcext:value-type="float">
            <text:p>28413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<text:s/>Castle/oc.prg</text:p>
          </table:table-cell>
          <table:table-cell office:value-type="string" calcext:value-type="string">
            <text:p><text:s/>Keep/oc.prg</text:p>
          </table:table-cell>
          <table:table-cell office:value-type="string" calcext:value-type="string">
            <text:p><text:s/>Towne/oc.prg</text:p>
          </table:table-cell>
          <table:table-cell office:value-type="string" calcext:value-type="string">
            <text:p><text:s/>Underworld/oc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15]*([.J15]-1)" office:value-type="float" office:value="14658" calcext:value-type="float">
            <text:p>14658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<text:s/>Castle/sell.arms.prg</text:p>
          </table:table-cell>
          <table:table-cell office:value-type="string" calcext:value-type="string">
            <text:p><text:s/>Keep/sell.arms.prg</text:p>
          </table:table-cell>
          <table:table-cell office:value-type="string" calcext:value-type="string">
            <text:p><text:s/>Towne/sell.arms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6]*([.J16]-1)"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<text:s/>Castle/talk.ar.prg</text:p>
          </table:table-cell>
          <table:table-cell office:value-type="string" calcext:value-type="string">
            <text:p><text:s/>Keep/talk.ar.prg</text:p>
          </table:table-cell>
          <table:table-cell office:value-type="string" calcext:value-type="string">
            <text:p><text:s/>Towne/talk.ar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7]*([.J17]-1)" office:value-type="float" office:value="9974" calcext:value-type="float">
            <text:p>9974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<text:s/>Castle/talk.ba.prg</text:p>
          </table:table-cell>
          <table:table-cell office:value-type="string" calcext:value-type="string">
            <text:p><text:s/>Keep/talk.ba.prg</text:p>
          </table:table-cell>
          <table:table-cell office:value-type="string" calcext:value-type="string">
            <text:p><text:s/>Towne/talk.ba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18]*([.J18]-1)" office:value-type="float" office:value="11238" calcext:value-type="float">
            <text:p>1123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Castle/talk.gu.prg</text:p>
          </table:table-cell>
          <table:table-cell office:value-type="string" calcext:value-type="string">
            <text:p><text:s/>Towne/talk.gu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19]*([.J19]-1)"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<text:s/>Castle/talk.he.prg</text:p>
          </table:table-cell>
          <table:table-cell office:value-type="string" calcext:value-type="string">
            <text:p><text:s/>Keep/talk.he.prg</text:p>
          </table:table-cell>
          <table:table-cell office:value-type="string" calcext:value-type="string">
            <text:p><text:s/>Towne/talk.he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20]*([.J20]-1)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/>Castle/talk.ho.prg</text:p>
          </table:table-cell>
          <table:table-cell office:value-type="string" calcext:value-type="string">
            <text:p><text:s/>Towne/talk.ho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1]*([.J21]-1)"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<text:s/>Castle/talk.in.prg</text:p>
          </table:table-cell>
          <table:table-cell office:value-type="string" calcext:value-type="string">
            <text:p><text:s/>Towne/talk.in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2]*([.J22]-1)"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<text:s/>Castle/talk.re.prg</text:p>
          </table:table-cell>
          <table:table-cell office:value-type="string" calcext:value-type="string">
            <text:p><text:s/>Keep/talk.re.prg</text:p>
          </table:table-cell>
          <table:table-cell office:value-type="string" calcext:value-type="string">
            <text:p><text:s/>Towne/talk.re.p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A23]*([.J23]-1)"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<text:s/>Castle/talk.sh.prg</text:p>
          </table:table-cell>
          <table:table-cell office:value-type="string" calcext:value-type="string">
            <text:p><text:s/>Towne/talk.sh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4]*([.J24]-1)"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<text:s/>Castle/u.prg</text:p>
          </table:table-cell>
          <table:table-cell office:value-type="string" calcext:value-type="string">
            <text:p><text:s/>Dwelling/u.prg</text:p>
          </table:table-cell>
          <table:table-cell office:value-type="string" calcext:value-type="string">
            <text:p><text:s/>Keep/u.prg</text:p>
          </table:table-cell>
          <table:table-cell office:value-type="string" calcext:value-type="string">
            <text:p><text:s/>Towne/u.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A25]*([.J25]-1)" office:value-type="float" office:value="14253" calcext:value-type="float">
            <text:p>1425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<text:s/>Dungeon/colors.prg</text:p>
          </table:table-cell>
          <table:table-cell office:value-type="string" calcext:value-type="string">
            <text:p><text:s/>Program/colors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6]*([.J26]-1)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0.prg</text:p>
          </table:table-cell>
          <table:table-cell office:value-type="string" calcext:value-type="string">
            <text:p><text:s/>Program/s0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7]*([.J27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1.prg</text:p>
          </table:table-cell>
          <table:table-cell office:value-type="string" calcext:value-type="string">
            <text:p><text:s/>Program/s1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8]*([.J28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Dungeon/s3.prg</text:p>
          </table:table-cell>
          <table:table-cell office:value-type="string" calcext:value-type="string">
            <text:p><text:s/>Program/s3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29]*([.J29]-1)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<text:s/>Dungeon/u.prg</text:p>
          </table:table-cell>
          <table:table-cell office:value-type="string" calcext:value-type="string">
            <text:p><text:s/>Underworld/u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0]*([.J30]-1)"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Keep/font3.shptbl.prg</text:p>
          </table:table-cell>
          <table:table-cell office:value-type="string" calcext:value-type="string">
            <text:p><text:s/>Program/font3.shptbl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1]*([.J31]-1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ogram/blank.prty.prg</text:p>
          </table:table-cell>
          <table:table-cell office:value-type="string" calcext:value-type="string">
            <text:p><text:s/>Underworld/blank.party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2]*([.J32]-1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Program/blank.roster.prg</text:p>
          </table:table-cell>
          <table:table-cell office:value-type="string" calcext:value-type="string">
            <text:p><text:s/>Underworld/blank.roster.pr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A33]*([.J33]-1)" office:value-type="float" office:value="1026" calcext:value-type="float">
            <text:p>10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SUM([.K2:.K33])" office:value-type="float" office:value="360860" calcext:value-type="float">
            <text:p>360860</text:p>
          </table:table-cell>
        </table:table-row>
      </table:table>
      <table:table table:name="Disk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table:number-columns-repeated="25"/>
        </table:table-row>
        <table:table-row table:style-name="ro1">
          <table:table-cell table:style-name="ce1"/>
          <table:table-cell table:style-name="ce1" office:value-type="string" calcext:value-type="string">
            <text:p>Program</text:p>
          </table:table-cell>
          <table:table-cell table:style-name="ce1" table:number-columns-repeated="2"/>
          <table:table-cell table:style-name="ce1" office:value-type="string" calcext:value-type="string">
            <text:p>Dungeon</text:p>
          </table:table-cell>
          <table:table-cell table:style-name="ce1" table:number-columns-repeated="2"/>
          <table:table-cell table:style-name="ce1" office:value-type="string" calcext:value-type="string">
            <text:p>Britannia</text:p>
          </table:table-cell>
          <table:table-cell table:style-name="ce1" table:number-columns-repeated="2"/>
          <table:table-cell table:style-name="ce1" office:value-type="string" calcext:value-type="string">
            <text:p>Underworld</text:p>
          </table:table-cell>
          <table:table-cell table:style-name="ce1" table:number-columns-repeated="2"/>
          <table:table-cell table:style-name="ce1" office:value-type="string" calcext:value-type="string">
            <text:p>Towne</text:p>
          </table:table-cell>
          <table:table-cell table:style-name="ce1" table:number-columns-repeated="2"/>
          <table:table-cell table:style-name="ce1" office:value-type="string" calcext:value-type="string">
            <text:p>Dwelling</text:p>
          </table:table-cell>
          <table:table-cell table:style-name="ce1" table:number-columns-repeated="2"/>
          <table:table-cell table:style-name="ce1" office:value-type="string" calcext:value-type="string">
            <text:p>Castle</text:p>
          </table:table-cell>
          <table:table-cell table:style-name="ce1" table:number-columns-repeated="2"/>
          <table:table-cell table:style-name="ce1" office:value-type="string" calcext:value-type="string">
            <text:p>Keep</text:p>
          </table:table-cell>
          <table:table-cell table:style-name="ce1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wzero.prg</text:p>
          </table:table-cell>
          <table:table-cell office:value-type="string" calcext:value-type="string">
            <text:p><text:s/>$0000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9.prg</text:p>
          </table:table-cell>
          <table:table-cell office:value-type="string" calcext:value-type="string">
            <text:p><text:s/>$0801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1.txt.prg</text:p>
          </table:table-cell>
          <table:table-cell office:value-type="string" calcext:value-type="string">
            <text:p><text:s/>$0B00</text:p>
          </table:table-cell>
          <table:table-cell office:value-type="float" office:value="1010" calcext:value-type="float">
            <text:p>1010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story1.txt.prg</text:p>
          </table:table-cell>
          <table:table-cell office:value-type="string" calcext:value-type="string">
            <text:p><text:s/>$0B00</text:p>
          </table:table-cell>
          <table:table-cell office:value-type="float" office:value="1582" calcext:value-type="float">
            <text:p>15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2.txt.prg</text:p>
          </table:table-cell>
          <table:table-cell office:value-type="string" calcext:value-type="string">
            <text:p><text:s/>$0B00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3.txt.prg</text:p>
          </table:table-cell>
          <table:table-cell office:value-type="string" calcext:value-type="string">
            <text:p><text:s/>$0B00</text:p>
          </table:table-cell>
          <table:table-cell office:value-type="float" office:value="1673" calcext:value-type="float">
            <text:p>1673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story4.txt.prg</text:p>
          </table:table-cell>
          <table:table-cell office:value-type="string" calcext:value-type="string">
            <text:p><text:s/>$0B00</text:p>
          </table:table-cell>
          <table:table-cell office:value-type="float" office:value="1796" calcext:value-type="float">
            <text:p>179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roster.prg</text:p>
          </table:table-cell>
          <table:table-cell office:value-type="string" calcext:value-type="string">
            <text:p><text:s/>$1000</text:p>
          </table:table-cell>
          <table:table-cell office:value-type="float" office:value="1027" calcext:value-type="float">
            <text:p>102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lank.roster.prg</text:p>
          </table:table-cell>
          <table:table-cell office:value-type="string" calcext:value-type="string">
            <text:p><text:s/>$1000</text:p>
          </table:table-cell>
          <table:table-cell office:value-type="float" office:value="1026" calcext:value-type="float">
            <text:p>1026</text:p>
          </table:table-cell>
          <table:table-cell table:number-columns-repeated="6"/>
          <table:table-cell table:style-name="ce2" office:value-type="string" calcext:value-type="string">
            <text:p>blank.roster.prg</text:p>
          </table:table-cell>
          <table:table-cell table:style-name="ce2" office:value-type="string" calcext:value-type="string">
            <text:p><text:s/>$1000</text:p>
          </table:table-cell>
          <table:table-cell table:style-name="ce2" office:value-type="float" office:value="1026" calcext:value-type="float">
            <text:p>10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ank.prty.prg</text:p>
          </table:table-cell>
          <table:table-cell office:value-type="string" calcext:value-type="string">
            <text:p><text:s/>$BC0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 office:value-type="string" calcext:value-type="string">
            <text:p>blank.party.prg</text:p>
          </table:table-cell>
          <table:table-cell table:style-name="ce2" office:value-type="string" calcext:value-type="string">
            <text:p><text:s/>$BC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prty.data.prg</text:p>
          </table:table-cell>
          <table:table-cell office:value-type="string" calcext:value-type="string">
            <text:p><text:s/>$BC00</text:p>
          </table:table-cell>
          <table:table-cell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flipper.prg</text:p>
          </table:table-cell>
          <table:table-cell office:value-type="string" calcext:value-type="string">
            <text:p><text:s/>$1000</text:p>
          </table:table-cell>
          <table:table-cell office:value-type="float" office:value="833" calcext:value-type="float">
            <text:p>83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ogo.colors.prg</text:p>
          </table:table-cell>
          <table:table-cell office:value-type="string" calcext:value-type="string">
            <text:p><text:s/>$1000</text:p>
          </table:table-cell>
          <table:table-cell office:value-type="float" office:value="642" calcext:value-type="float">
            <text:p>64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htxt.prg</text:p>
          </table:table-cell>
          <table:table-cell office:value-type="string" calcext:value-type="string">
            <text:p><text:s/>$1580</text:p>
          </table:table-cell>
          <table:table-cell office:value-type="float" office:value="2050" calcext:value-type="float">
            <text:p>205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pdate.himem.prg</text:p>
          </table:table-cell>
          <table:table-cell office:value-type="string" calcext:value-type="string">
            <text:p><text:s/>$1D80</text:p>
          </table:table-cell>
          <table:table-cell office:value-type="float" office:value="826" calcext:value-type="float">
            <text:p>8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cratch.prg</text:p>
          </table:table-cell>
          <table:table-cell office:value-type="string" calcext:value-type="string">
            <text:p><text:s/>$2000</text:p>
          </table:table-cell>
          <table:table-cell office:value-type="float" office:value="1026" calcext:value-type="float">
            <text:p>10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yzzy.prg</text:p>
          </table:table-cell>
          <table:table-cell office:value-type="string" calcext:value-type="string">
            <text:p><text:s/>$2000</text:p>
          </table:table-cell>
          <table:table-cell office:value-type="float" office:value="994" calcext:value-type="float">
            <text:p>99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eow.prg</text:p>
          </table:table-cell>
          <table:table-cell office:value-type="string" calcext:value-type="string">
            <text:p><text:s/>$032C</text:p>
          </table:table-cell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lames.prg</text:p>
          </table:table-cell>
          <table:table-cell office:value-type="string" calcext:value-type="string">
            <text:p><text:s/>$4000</text:p>
          </table:table-cell>
          <table:table-cell office:value-type="float" office:value="4832" calcext:value-type="float">
            <text:p>48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5.pthtbl.prg</text:p>
          </table:table-cell>
          <table:table-cell office:value-type="string" calcext:value-type="string">
            <text:p><text:s/>$4000</text:p>
          </table:table-cell>
          <table:table-cell office:value-type="float" office:value="2946" calcext:value-type="float">
            <text:p>2946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s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t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t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lank.ulist.prg</text:p>
          </table:table-cell>
          <table:table-cell office:value-type="string" calcext:value-type="string">
            <text:p><text:s/>$4A00</text:p>
          </table:table-cell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main.subs.prg</text:p>
          </table:table-cell>
          <table:table-cell office:value-type="string" calcext:value-type="string">
            <text:p><text:s/>$4C00</text:p>
          </table:table-cell>
          <table:table-cell office:value-type="float" office:value="8189" calcext:value-type="float">
            <text:p>818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emp.subs.prg</text:p>
          </table:table-cell>
          <table:table-cell office:value-type="string" calcext:value-type="string">
            <text:p><text:s/>$6C00</text:p>
          </table:table-cell>
          <table:table-cell office:value-type="float" office:value="2810" calcext:value-type="float">
            <text:p>2810</text:p>
          </table:table-cell>
          <table:table-cell table:number-columns-repeated="21"/>
        </table:table-row>
        <table:table-row table:style-name="ro1">
          <table:table-cell/>
          <table:table-cell table:style-name="ce5" office:value-type="string" calcext:value-type="string">
            <text:p>m.prg</text:p>
          </table:table-cell>
          <table:table-cell table:style-name="ce5" office:value-type="string" calcext:value-type="string">
            <text:p><text:s/>$7200</text:p>
          </table:table-cell>
          <table:table-cell table:style-name="ce5" office:value-type="float" office:value="11688" calcext:value-type="float">
            <text:p>1168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ubs.128.prg</text:p>
          </table:table-cell>
          <table:table-cell office:value-type="string" calcext:value-type="string">
            <text:p><text:s/>$7700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5siz.o.prg</text:p>
          </table:table-cell>
          <table:table-cell office:value-type="string" calcext:value-type="string">
            <text:p><text:s/>$7700</text:p>
          </table:table-cell>
          <table:table-cell office:value-type="float" office:value="1113" calcext:value-type="float">
            <text:p>1113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muff.prg</text:p>
          </table:table-cell>
          <table:table-cell table:style-name="ce4" office:value-type="string" calcext:value-type="string">
            <text:p><text:s/>$7CA0</text:p>
          </table:table-cell>
          <table:table-cell table:style-name="ce4" office:value-type="float" office:value="8968" calcext:value-type="float">
            <text:p>896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reate.prg</text:p>
          </table:table-cell>
          <table:table-cell office:value-type="string" calcext:value-type="string">
            <text:p><text:s/>$8000</text:p>
          </table:table-cell>
          <table:table-cell office:value-type="float" office:value="7165" calcext:value-type="float">
            <text:p>716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nter.play.prg</text:p>
          </table:table-cell>
          <table:table-cell office:value-type="string" calcext:value-type="string">
            <text:p><text:s/>$8000</text:p>
          </table:table-cell>
          <table:table-cell office:value-type="float" office:value="1145" calcext:value-type="float">
            <text:p>114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qs.prg</text:p>
          </table:table-cell>
          <table:table-cell office:value-type="string" calcext:value-type="string">
            <text:p><text:s/>$8000</text:p>
          </table:table-cell>
          <table:table-cell office:value-type="float" office:value="1011" calcext:value-type="float">
            <text:p>1011</text:p>
          </table:table-cell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startup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5074" calcext:value-type="float">
            <text:p>5074</text:p>
          </table:table-cell>
          <table:table-cell table:number-columns-repeated="6"/>
          <table:table-cell table:style-name="ce6" office:value-type="string" calcext:value-type="string">
            <text:p>startup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21" calcext:value-type="float">
            <text:p>93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fer.prg</text:p>
          </table:table-cell>
          <table:table-cell office:value-type="string" calcext:value-type="string">
            <text:p><text:s/>$8000</text:p>
          </table:table-cell>
          <table:table-cell office:value-type="float" office:value="3368" calcext:value-type="float">
            <text:p>3368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story.prg</text:p>
          </table:table-cell>
          <table:table-cell office:value-type="string" calcext:value-type="string">
            <text:p><text:s/>$8000</text:p>
          </table:table-cell>
          <table:table-cell office:value-type="float" office:value="3820" calcext:value-type="float">
            <text:p>3820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victory.prg</text:p>
          </table:table-cell>
          <table:table-cell office:value-type="string" calcext:value-type="string">
            <text:p><text:s/>$8000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.combat.prg</text:p>
          </table:table-cell>
          <table:table-cell office:value-type="string" calcext:value-type="string">
            <text:p><text:s/>$8000</text:p>
          </table:table-cell>
          <table:table-cell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  <table:table-cell table:style-name="ce2" office:value-type="string" calcext:value-type="string">
            <text:p>main.combat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11517" calcext:value-type="float">
            <text:p>1151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ain.twn.prg</text:p>
          </table:table-cell>
          <table:table-cell office:value-type="string" calcext:value-type="string">
            <text:p><text:s/>$8000</text:p>
          </table:table-cell>
          <table:table-cell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  <table:table-cell table:style-name="ce2" office:value-type="string" calcext:value-type="string">
            <text:p>main.twn.prg</text:p>
          </table:table-cell>
          <table:table-cell table:style-name="ce2" office:value-type="string" calcext:value-type="string">
            <text:p><text:s/>$8000</text:p>
          </table:table-cell>
          <table:table-cell table:style-name="ce2" office:value-type="float" office:value="9471" calcext:value-type="float">
            <text:p>94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n.dng.prg</text:p>
          </table:table-cell>
          <table:table-cell office:value-type="string" calcext:value-type="string">
            <text:p><text:s/>$8000</text:p>
          </table:table-cell>
          <table:table-cell office:value-type="float" office:value="10241" calcext:value-type="float">
            <text:p>1024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6" office:value-type="string" calcext:value-type="string">
            <text:p>main.out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40" calcext:value-type="float">
            <text:p>9340</text:p>
          </table:table-cell>
          <table:table-cell table:style-name="ce6" office:value-type="string" calcext:value-type="string">
            <text:p>main.out.prg</text:p>
          </table:table-cell>
          <table:table-cell table:style-name="ce6" office:value-type="string" calcext:value-type="string">
            <text:p><text:s/>$8000</text:p>
          </table:table-cell>
          <table:table-cell table:style-name="ce6" office:value-type="float" office:value="9330" calcext:value-type="float">
            <text:p>9330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intro.view.prg</text:p>
          </table:table-cell>
          <table:table-cell office:value-type="string" calcext:value-type="string">
            <text:p><text:s/>$9500</text:p>
          </table:table-cell>
          <table:table-cell office:value-type="float" office:value="2709" calcext:value-type="float">
            <text:p>2709</text:p>
          </table:table-cell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i1.prg</text:p>
          </table:table-cell>
          <table:table-cell office:value-type="string" calcext:value-type="string">
            <text:p><text:s/>$9500</text:p>
          </table:table-cell>
          <table:table-cell office:value-type="float" office:value="1682" calcext:value-type="float">
            <text:p>16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2.prg</text:p>
          </table:table-cell>
          <table:table-cell office:value-type="string" calcext:value-type="string">
            <text:p><text:s/>$9500</text:p>
          </table:table-cell>
          <table:table-cell office:value-type="float" office:value="1682" calcext:value-type="float">
            <text:p>168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3.prg</text:p>
          </table:table-cell>
          <table:table-cell office:value-type="string" calcext:value-type="string">
            <text:p><text:s/>$9500</text:p>
          </table:table-cell>
          <table:table-cell office:value-type="float" office:value="1634" calcext:value-type="float">
            <text:p>163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4.prg</text:p>
          </table:table-cell>
          <table:table-cell office:value-type="string" calcext:value-type="string">
            <text:p><text:s/>$9500</text:p>
          </table:table-cell>
          <table:table-cell office:value-type="float" office:value="1679" calcext:value-type="float">
            <text:p>1679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5.prg</text:p>
          </table:table-cell>
          <table:table-cell office:value-type="string" calcext:value-type="string">
            <text:p><text:s/>$9500</text:p>
          </table:table-cell>
          <table:table-cell office:value-type="float" office:value="1680" calcext:value-type="float">
            <text:p>168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i6.prg</text:p>
          </table:table-cell>
          <table:table-cell office:value-type="string" calcext:value-type="string">
            <text:p><text:s/>$9500</text:p>
          </table:table-cell>
          <table:table-cell office:value-type="float" office:value="1657" calcext:value-type="float">
            <text:p>165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1.prg</text:p>
          </table:table-cell>
          <table:table-cell office:value-type="string" calcext:value-type="string">
            <text:p><text:s/>$9500</text:p>
          </table:table-cell>
          <table:table-cell office:value-type="float" office:value="3194" calcext:value-type="float">
            <text:p>319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2a.prg</text:p>
          </table:table-cell>
          <table:table-cell office:value-type="string" calcext:value-type="string">
            <text:p><text:s/>$9500</text:p>
          </table:table-cell>
          <table:table-cell office:value-type="float" office:value="2208" calcext:value-type="float">
            <text:p>2208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2.prg</text:p>
          </table:table-cell>
          <table:table-cell office:value-type="string" calcext:value-type="string">
            <text:p><text:s/>$9500</text:p>
          </table:table-cell>
          <table:table-cell office:value-type="float" office:value="2187" calcext:value-type="float">
            <text:p>218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3.prg</text:p>
          </table:table-cell>
          <table:table-cell office:value-type="string" calcext:value-type="string">
            <text:p><text:s/>$9500</text:p>
          </table:table-cell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4.prg</text:p>
          </table:table-cell>
          <table:table-cell office:value-type="string" calcext:value-type="string">
            <text:p><text:s/>$9500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5a.prg</text:p>
          </table:table-cell>
          <table:table-cell office:value-type="string" calcext:value-type="string">
            <text:p><text:s/>$9500</text:p>
          </table:table-cell>
          <table:table-cell office:value-type="float" office:value="1551" calcext:value-type="float">
            <text:p>155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5b.prg</text:p>
          </table:table-cell>
          <table:table-cell office:value-type="string" calcext:value-type="string">
            <text:p><text:s/>$9500</text:p>
          </table:table-cell>
          <table:table-cell office:value-type="float" office:value="1735" calcext:value-type="float">
            <text:p>173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6.prg</text:p>
          </table:table-cell>
          <table:table-cell office:value-type="string" calcext:value-type="string">
            <text:p><text:s/>$9500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b.prg</text:p>
          </table:table-cell>
          <table:table-cell office:value-type="string" calcext:value-type="string">
            <text:p><text:s/>$9500</text:p>
          </table:table-cell>
          <table:table-cell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c.prg</text:p>
          </table:table-cell>
          <table:table-cell office:value-type="string" calcext:value-type="string">
            <text:p><text:s/>$9500</text:p>
          </table:table-cell>
          <table:table-cell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d.prg</text:p>
          </table:table-cell>
          <table:table-cell office:value-type="string" calcext:value-type="string">
            <text:p><text:s/>$9500</text:p>
          </table:table-cell>
          <table:table-cell office:value-type="float" office:value="3103" calcext:value-type="float">
            <text:p>3103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e.prg</text:p>
          </table:table-cell>
          <table:table-cell office:value-type="string" calcext:value-type="string">
            <text:p><text:s/>$9500</text:p>
          </table:table-cell>
          <table:table-cell office:value-type="float" office:value="3117" calcext:value-type="float">
            <text:p>3117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7f.prg</text:p>
          </table:table-cell>
          <table:table-cell office:value-type="string" calcext:value-type="string">
            <text:p><text:s/>$9500</text:p>
          </table:table-cell>
          <table:table-cell office:value-type="float" office:value="2821" calcext:value-type="float">
            <text:p>282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8.prg</text:p>
          </table:table-cell>
          <table:table-cell office:value-type="string" calcext:value-type="string">
            <text:p><text:s/>$9500</text:p>
          </table:table-cell>
          <table:table-cell office:value-type="float" office:value="1575" calcext:value-type="float">
            <text:p>157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9.prg</text:p>
          </table:table-cell>
          <table:table-cell office:value-type="string" calcext:value-type="string">
            <text:p><text:s/>$9500</text:p>
          </table:table-cell>
          <table:table-cell office:value-type="float" office:value="2034" calcext:value-type="float">
            <text:p>20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nt3.shptbl.prg</text:p>
          </table:table-cell>
          <table:table-cell office:value-type="string" calcext:value-type="string">
            <text:p><text:s/>$9C00</text:p>
          </table:table-cell>
          <table:table-cell office:value-type="float" office:value="1138" calcext:value-type="float">
            <text:p>1138</text:p>
          </table:table-cell>
          <table:table-cell table:number-columns-repeated="18"/>
          <table:table-cell table:style-name="ce2" office:value-type="string" calcext:value-type="string">
            <text:p>font3.shptbl.prg</text:p>
          </table:table-cell>
          <table:table-cell table:style-name="ce2" office:value-type="string" calcext:value-type="string">
            <text:p><text:s/>$9C00</text:p>
          </table:table-cell>
          <table:table-cell table:style-name="ce2"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string" calcext:value-type="string">
            <text:p>c1.prg</text:p>
          </table:table-cell>
          <table:table-cell office:value-type="string" calcext:value-type="string">
            <text:p><text:s/>$A100</text:p>
          </table:table-cell>
          <table:table-cell office:value-type="float" office:value="1875" calcext:value-type="float">
            <text:p>1875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2.prg</text:p>
          </table:table-cell>
          <table:table-cell office:value-type="string" calcext:value-type="string">
            <text:p><text:s/>$A100</text:p>
          </table:table-cell>
          <table:table-cell office:value-type="float" office:value="5202" calcext:value-type="float">
            <text:p>5202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3.prg</text:p>
          </table:table-cell>
          <table:table-cell office:value-type="string" calcext:value-type="string">
            <text:p><text:s/>$A100</text:p>
          </table:table-cell>
          <table:table-cell office:value-type="float" office:value="1678" calcext:value-type="float">
            <text:p>1678</text:p>
          </table:table-cell>
          <table:table-cell table:number-columns-repeated="18"/>
          <table:table-cell table:style-name="ce2"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v1.prg</text:p>
          </table:table-cell>
          <table:table-cell office:value-type="string" calcext:value-type="string">
            <text:p><text:s/>$A1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2.prg</text:p>
          </table:table-cell>
          <table:table-cell office:value-type="string" calcext:value-type="string">
            <text:p><text:s/>$A10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3.prg</text:p>
          </table:table-cell>
          <table:table-cell office:value-type="string" calcext:value-type="string">
            <text:p><text:s/>$A10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4.prg</text:p>
          </table:table-cell>
          <table:table-cell office:value-type="string" calcext:value-type="string">
            <text:p><text:s/>$A10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5.prg</text:p>
          </table:table-cell>
          <table:table-cell office:value-type="string" calcext:value-type="string">
            <text:p><text:s/>$A10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6.prg</text:p>
          </table:table-cell>
          <table:table-cell office:value-type="string" calcext:value-type="string">
            <text:p><text:s/>$A100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v7.prg</text:p>
          </table:table-cell>
          <table:table-cell office:value-type="string" calcext:value-type="string">
            <text:p><text:s/>$A1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number-columns-repeated="22"/>
          <table:table-cell table:style-name="ce2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sub.prg</text:p>
          </table:table-cell>
          <table:table-cell office:value-type="string" calcext:value-type="string">
            <text:p><text:s/>$A700</text:p>
          </table:table-cell>
          <table:table-cell office:value-type="float" office:value="3687" calcext:value-type="float">
            <text:p>3687</text:p>
          </table:table-cell>
          <table:table-cell table:number-columns-repeated="12"/>
          <table:table-cell table:style-name="ce2"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blackthorn.prg</text:p>
          </table:table-cell>
          <table:table-cell office:value-type="string" calcext:value-type="string">
            <text:p><text:s/>$A700</text:p>
          </table:table-cell>
          <table:table-cell office:value-type="float" office:value="3709" calcext:value-type="float">
            <text:p>3709</text:p>
          </table:table-cell>
          <table:table-cell table:style-name="ce2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md.dng.prg</text:p>
          </table:table-cell>
          <table:table-cell office:value-type="string" calcext:value-type="string">
            <text:p><text:s/>$A700</text:p>
          </table:table-cell>
          <table:table-cell office:value-type="float" office:value="3300" calcext:value-type="float">
            <text:p>330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.prg</text:p>
          </table:table-cell>
          <table:table-cell office:value-type="string" calcext:value-type="string">
            <text:p><text:s/>$A700</text:p>
          </table:table-cell>
          <table:table-cell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63" calcext:value-type="float">
            <text:p>4863</text:p>
          </table:table-cell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table:style-name="ce2" table:number-columns-repeated="9"/>
          <table:table-cell office:value-type="string" calcext:value-type="string">
            <text:p>end.prg</text:p>
          </table:table-cell>
          <table:table-cell office:value-type="string" calcext:value-type="string">
            <text:p><text:s/>$A70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ng.precom.prg</text:p>
          </table:table-cell>
          <table:table-cell office:value-type="string" calcext:value-type="string">
            <text:p><text:s/>$A700</text:p>
          </table:table-cell>
          <table:table-cell office:value-type="float" office:value="1494" calcext:value-type="float">
            <text:p>1494</text:p>
          </table:table-cell>
          <table:table-cell table:style-name="ce2" table:number-columns-repeated="3"/>
          <table:table-cell table:number-columns-repeated="3"/>
          <table:table-cell table:style-name="ce2" table:number-columns-repeated="9"/>
          <table:table-cell table:number-columns-repeated="3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table:style-name="ce2" table:number-columns-repeated="6"/>
          <table:table-cell office:value-type="string" calcext:value-type="string">
            <text:p>death.prg</text:p>
          </table:table-cell>
          <table:table-cell office:value-type="string" calcext:value-type="string">
            <text:p><text:s/>$A700</text:p>
          </table:table-cell>
          <table:table-cell office:value-type="float" office:value="1954" calcext:value-type="float">
            <text:p>1954</text:p>
          </table:table-cell>
          <table:table-cell table:style-name="ce2" table:number-columns-repeated="3"/>
        </table:table-row>
        <table:table-row table:style-name="ro1">
          <table:table-cell table:number-columns-repeated="7"/>
          <table:table-cell table:style-name="ce6" office:value-type="string" calcext:value-type="string">
            <text:p>e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722" calcext:value-type="float">
            <text:p>1722</text:p>
          </table:table-cell>
          <table:table-cell table:style-name="ce6" office:value-type="string" calcext:value-type="string">
            <text:p>e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722" calcext:value-type="float">
            <text:p>1722</text:p>
          </table:table-cell>
          <table:table-cell table:style-name="ce2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gem.dng.prg</text:p>
          </table:table-cell>
          <table:table-cell office:value-type="string" calcext:value-type="string">
            <text:p><text:s/>$A700</text:p>
          </table:table-cell>
          <table:table-cell office:value-type="float" office:value="624" calcext:value-type="float">
            <text:p>624</text:p>
          </table:table-cell>
          <table:table-cell table:number-columns-repeated="6"/>
          <table:table-cell table:style-name="ce2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tems.prg</text:p>
          </table:table-cell>
          <table:table-cell office:value-type="string" calcext:value-type="string">
            <text:p><text:s/>$A700</text:p>
          </table:table-cell>
          <table:table-cell office:value-type="float" office:value="3530" calcext:value-type="float">
            <text:p>3530</text:p>
          </table:table-cell>
          <table:table-cell table:number-columns-repeated="6"/>
          <table:table-cell table:style-name="ce2"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i.prg</text:p>
          </table:table-cell>
          <table:table-cell office:value-type="string" calcext:value-type="string">
            <text:p><text:s/>$A700</text:p>
          </table:table-cell>
          <table:table-cell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  <table:table-cell table:style-name="ce2" office:value-type="string" calcext:value-type="string">
            <text:p>i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a, b, d, f, g, h, j, k, n, o, x</text:p>
          </table:table-cell>
          <table:table-cell table:number-columns-repeated="6"/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194" calcext:value-type="float">
            <text:p>1194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533" calcext:value-type="float">
            <text:p>4533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873" calcext:value-type="float">
            <text:p>873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925" calcext:value-type="float">
            <text:p>1925</text:p>
          </table:table-cell>
          <table:table-cell table:style-name="ce6" office:value-type="string" calcext:value-type="string">
            <text:p>l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885" calcext:value-type="float">
            <text:p>88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m.prg</text:p>
          </table:table-cell>
          <table:table-cell table:style-name="ce5" office:value-type="string" calcext:value-type="string">
            <text:p><text:s/>$A700</text:p>
          </table:table-cell>
          <table:table-cell table:style-name="ce5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string" calcext:value-type="string">
            <text:p>m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924" calcext:value-type="float">
            <text:p>19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0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1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2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3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4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5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6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s7.prg</text:p>
          </table:table-cell>
          <table:table-cell office:value-type="string" calcext:value-type="string">
            <text:p><text:s/>$A700</text:p>
          </table:table-cell>
          <table:table-cell office:value-type="float" office:value="1578" calcext:value-type="float">
            <text:p>1578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oc.prg</text:p>
          </table:table-cell>
          <table:table-cell office:value-type="string" calcext:value-type="string">
            <text:p><text:s/>$A700</text:p>
          </table:table-cell>
          <table:table-cell office:value-type="float" office:value="4886" calcext:value-type="float">
            <text:p>4886</text:p>
          </table:table-cell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  <table:table-cell table:style-name="ce2" table:number-columns-repeated="3"/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  <table:table-cell table:style-name="ce2" office:value-type="string" calcext:value-type="string">
            <text:p>oc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86" calcext:value-type="float">
            <text:p>488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.prg</text:p>
          </table:table-cell>
          <table:table-cell office:value-type="string" calcext:value-type="string">
            <text:p><text:s/>$A700</text:p>
          </table:table-cell>
          <table:table-cell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number-columns-repeated="3"/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p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.prg</text:p>
          </table:table-cell>
          <table:table-cell office:value-type="string" calcext:value-type="string">
            <text:p><text:s/>$A700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qwerty.prg</text:p>
          </table:table-cell>
          <table:table-cell office:value-type="string" calcext:value-type="string">
            <text:p><text:s/>$A70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.prg</text:p>
          </table:table-cell>
          <table:table-cell office:value-type="string" calcext:value-type="string">
            <text:p><text:s/>$A700</text:p>
          </table:table-cell>
          <table:table-cell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string" calcext:value-type="string">
            <text:p>r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2769" calcext:value-type="float">
            <text:p>27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rine.prg</text:p>
          </table:table-cell>
          <table:table-cell office:value-type="string" calcext:value-type="string">
            <text:p><text:s/>$A700</text:p>
          </table:table-cell>
          <table:table-cell office:value-type="float" office:value="3798" calcext:value-type="float">
            <text:p>3798</text:p>
          </table:table-cell>
          <table:table-cell table:style-name="ce2" office:value-type="string" calcext:value-type="string">
            <text:p>shrine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798" calcext:value-type="float">
            <text:p>379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.prg</text:p>
          </table:table-cell>
          <table:table-cell office:value-type="string" calcext:value-type="string">
            <text:p><text:s/>$A700</text:p>
          </table:table-cell>
          <table:table-cell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string" calcext:value-type="string">
            <text:p>s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835" calcext:value-type="float">
            <text:p>48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.prg</text:p>
          </table:table-cell>
          <table:table-cell office:value-type="string" calcext:value-type="string">
            <text:p><text:s/>$A700</text:p>
          </table:table-cell>
          <table:table-cell office:value-type="float" office:value="4738" calcext:value-type="float">
            <text:p>4738</text:p>
          </table:table-cell>
          <table:table-cell table:number-columns-repeated="3"/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  <table:table-cell table:style-name="ce2" office:value-type="string" calcext:value-type="string">
            <text:p>t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38" calcext:value-type="float">
            <text:p>4738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54" calcext:value-type="float">
            <text:p>4754</text:p>
          </table:table-cell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91" calcext:value-type="float">
            <text:p>479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4" calcext:value-type="float">
            <text:p>4754</text:p>
          </table:table-cell>
          <table:table-cell table:style-name="ce6" office:value-type="string" calcext:value-type="string">
            <text:p>u.prg</text:p>
          </table:table-cell>
          <table:table-cell table:style-name="ce6" office:value-type="string" calcext:value-type="string">
            <text:p><text:s/>$A700</text:p>
          </table:table-cell>
          <table:table-cell table:style-name="ce6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  <table:table-cell table:style-name="ce2" office:value-type="string" calcext:value-type="string">
            <text:p>u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4751" calcext:value-type="float">
            <text:p>47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prg</text:p>
          </table:table-cell>
          <table:table-cell office:value-type="string" calcext:value-type="string">
            <text:p><text:s/>$A700</text:p>
          </table:table-cell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v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835" calcext:value-type="float">
            <text:p>8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.prg</text:p>
          </table:table-cell>
          <table:table-cell office:value-type="string" calcext:value-type="string">
            <text:p><text:s/>$A700</text:p>
          </table:table-cell>
          <table:table-cell office:value-type="float" office:value="1483" calcext:value-type="float">
            <text:p>1483</text:p>
          </table:table-cell>
          <table:table-cell table:style-name="ce2" office:value-type="string" calcext:value-type="string">
            <text:p>w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1483" calcext:value-type="float">
            <text:p>1483</text:p>
          </table:table-cell>
          <table:table-cell table:number-columns-repeated="12"/>
        </table:table-row>
        <table:table-row table:style-name="ro1">
          <table:table-cell table:number-columns-repeated="22"/>
          <table:table-cell office:value-type="string" calcext:value-type="string">
            <text:p>y.prg</text:p>
          </table:table-cell>
          <table:table-cell office:value-type="string" calcext:value-type="string">
            <text:p><text:s/>$A7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.prg</text:p>
          </table:table-cell>
          <table:table-cell office:value-type="string" calcext:value-type="string">
            <text:p><text:s/>$A700</text:p>
          </table:table-cell>
          <table:table-cell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string" calcext:value-type="string">
            <text:p>z.prg</text:p>
          </table:table-cell>
          <table:table-cell table:style-name="ce2" office:value-type="string" calcext:value-type="string">
            <text:p><text:s/>$A700</text:p>
          </table:table-cell>
          <table:table-cell table:style-name="ce2" office:value-type="float" office:value="3690" calcext:value-type="float">
            <text:p>3690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sell.arms.prg</text:p>
          </table:table-cell>
          <table:table-cell office:value-type="string" calcext:value-type="string">
            <text:p><text:s/>$A900</text:p>
          </table:table-cell>
          <table:table-cell office:value-type="float" office:value="3736" calcext:value-type="float">
            <text:p>3736</text:p>
          </table:table-cell>
          <table:table-cell table:style-name="ce2" table:number-columns-repeated="3"/>
          <table:table-cell table:style-name="ce2" office:value-type="string" calcext:value-type="string">
            <text:p>sell.arms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string" calcext:value-type="string">
            <text:p>sell.arms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736" calcext:value-type="float">
            <text:p>3736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ar.prg</text:p>
          </table:table-cell>
          <table:table-cell office:value-type="string" calcext:value-type="string">
            <text:p><text:s/>$A900</text:p>
          </table:table-cell>
          <table:table-cell office:value-type="float" office:value="4987" calcext:value-type="float">
            <text:p>4987</text:p>
          </table:table-cell>
          <table:table-cell table:style-name="ce2" table:number-columns-repeated="3"/>
          <table:table-cell table:style-name="ce2" office:value-type="string" calcext:value-type="string">
            <text:p>talk.ar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" office:value-type="string" calcext:value-type="string">
            <text:p>talk.ar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987" calcext:value-type="float">
            <text:p>4987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ba.prg</text:p>
          </table:table-cell>
          <table:table-cell office:value-type="string" calcext:value-type="string">
            <text:p><text:s/>$A900</text:p>
          </table:table-cell>
          <table:table-cell office:value-type="float" office:value="5619" calcext:value-type="float">
            <text:p>5619</text:p>
          </table:table-cell>
          <table:table-cell table:style-name="ce2" table:number-columns-repeated="3"/>
          <table:table-cell table:style-name="ce2" office:value-type="string" calcext:value-type="string">
            <text:p>talk.ba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5619" calcext:value-type="float">
            <text:p>5619</text:p>
          </table:table-cell>
          <table:table-cell table:style-name="ce2" office:value-type="string" calcext:value-type="string">
            <text:p>talk.ba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5619" calcext:value-type="float">
            <text:p>5619</text:p>
          </table:table-cell>
        </table:table-row>
        <table:table-row table:style-name="ro1">
          <table:table-cell table:number-columns-repeated="7"/>
          <table:table-cell table:style-name="ce2" table:number-columns-repeated="6"/>
          <table:table-cell office:value-type="string" calcext:value-type="string">
            <text:p>talk.gu.prg</text:p>
          </table:table-cell>
          <table:table-cell office:value-type="string" calcext:value-type="string">
            <text:p><text:s/>$A900</text:p>
          </table:table-cell>
          <table:table-cell office:value-type="float" office:value="2197" calcext:value-type="float">
            <text:p>2197</text:p>
          </table:table-cell>
          <table:table-cell table:style-name="ce2" table:number-columns-repeated="3"/>
          <table:table-cell table:style-name="ce2" office:value-type="string" calcext:value-type="string">
            <text:p>talk.gu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197" calcext:value-type="float">
            <text:p>219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he.prg</text:p>
          </table:table-cell>
          <table:table-cell office:value-type="string" calcext:value-type="string">
            <text:p><text:s/>$A900</text:p>
          </table:table-cell>
          <table:table-cell office:value-type="float" office:value="2561" calcext:value-type="float">
            <text:p>2561</text:p>
          </table:table-cell>
          <table:table-cell table:number-columns-repeated="3"/>
          <table:table-cell table:style-name="ce2" office:value-type="string" calcext:value-type="string">
            <text:p>talk.h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561" calcext:value-type="float">
            <text:p>2561</text:p>
          </table:table-cell>
          <table:table-cell table:style-name="ce2" office:value-type="string" calcext:value-type="string">
            <text:p>talk.h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561" calcext:value-type="float">
            <text:p>256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alk.ho.prg</text:p>
          </table:table-cell>
          <table:table-cell office:value-type="string" calcext:value-type="string">
            <text:p><text:s/>$A900</text:p>
          </table:table-cell>
          <table:table-cell office:value-type="float" office:value="1622" calcext:value-type="float">
            <text:p>1622</text:p>
          </table:table-cell>
          <table:table-cell table:number-columns-repeated="3"/>
          <table:table-cell table:style-name="ce2" office:value-type="string" calcext:value-type="string">
            <text:p>talk.ho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in.prg</text:p>
          </table:table-cell>
          <table:table-cell office:value-type="string" calcext:value-type="string">
            <text:p><text:s/>$A900</text:p>
          </table:table-cell>
          <table:table-cell office:value-type="float" office:value="4777" calcext:value-type="float">
            <text:p>4777</text:p>
          </table:table-cell>
          <table:table-cell table:number-columns-repeated="3"/>
          <table:table-cell table:style-name="ce2" office:value-type="string" calcext:value-type="string">
            <text:p>talk.in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4777" calcext:value-type="float">
            <text:p>477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alk.re.prg</text:p>
          </table:table-cell>
          <table:table-cell office:value-type="string" calcext:value-type="string">
            <text:p><text:s/>$A900</text:p>
          </table:table-cell>
          <table:table-cell office:value-type="float" office:value="3030" calcext:value-type="float">
            <text:p>3030</text:p>
          </table:table-cell>
          <table:table-cell table:number-columns-repeated="3"/>
          <table:table-cell table:style-name="ce2" office:value-type="string" calcext:value-type="string">
            <text:p>talk.r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string" calcext:value-type="string">
            <text:p>talk.re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3030" calcext:value-type="float">
            <text:p>303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alk.sh.prg</text:p>
          </table:table-cell>
          <table:table-cell office:value-type="string" calcext:value-type="string">
            <text:p><text:s/>$A900</text:p>
          </table:table-cell>
          <table:table-cell office:value-type="float" office:value="2386" calcext:value-type="float">
            <text:p>2386</text:p>
          </table:table-cell>
          <table:table-cell table:number-columns-repeated="3"/>
          <table:table-cell table:style-name="ce2" office:value-type="string" calcext:value-type="string">
            <text:p>talk.sh.prg</text:p>
          </table:table-cell>
          <table:table-cell table:style-name="ce2" office:value-type="string" calcext:value-type="string">
            <text:p><text:s/>$A900</text:p>
          </table:table-cell>
          <table:table-cell table:style-name="ce2"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ut.prg</text:p>
          </table:table-cell>
          <table:table-cell office:value-type="string" calcext:value-type="string">
            <text:p><text:s/>$AA00</text:p>
          </table:table-cell>
          <table:table-cell office:value-type="float" office:value="5442" calcext:value-type="float">
            <text:p>5442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colors.prg</text:p>
          </table:table-cell>
          <table:table-cell office:value-type="string" calcext:value-type="string">
            <text:p><text:s/>$B000</text:p>
          </table:table-cell>
          <table:table-cell office:value-type="float" office:value="2050" calcext:value-type="float">
            <text:p>2050</text:p>
          </table:table-cell>
          <table:table-cell table:style-name="ce2" office:value-type="string" calcext:value-type="string">
            <text:p>colors.prg</text:p>
          </table:table-cell>
          <table:table-cell table:style-name="ce2" office:value-type="string" calcext:value-type="string">
            <text:p><text:s/>$B000</text:p>
          </table:table-cell>
          <table:table-cell table:style-name="ce2" office:value-type="float" office:value="2050" calcext:value-type="float">
            <text:p>205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config.prg</text:p>
          </table:table-cell>
          <table:table-cell office:value-type="string" calcext:value-type="string">
            <text:p><text:s/>$B00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dng1a.prg</text:p>
          </table:table-cell>
          <table:table-cell office:value-type="string" calcext:value-type="string">
            <text:p><text:s/>$B000</text:p>
          </table:table-cell>
          <table:table-cell office:value-type="float" office:value="2562" calcext:value-type="float">
            <text:p>256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1b.prg</text:p>
          </table:table-cell>
          <table:table-cell office:value-type="string" calcext:value-type="string">
            <text:p><text:s/>$B000</text:p>
          </table:table-cell>
          <table:table-cell office:value-type="float" office:value="1712" calcext:value-type="float">
            <text:p>171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1c.prg</text:p>
          </table:table-cell>
          <table:table-cell office:value-type="string" calcext:value-type="string">
            <text:p><text:s/>$B000</text:p>
          </table:table-cell>
          <table:table-cell office:value-type="float" office:value="2288" calcext:value-type="float">
            <text:p>228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a.prg</text:p>
          </table:table-cell>
          <table:table-cell office:value-type="string" calcext:value-type="string">
            <text:p><text:s/>$B000</text:p>
          </table:table-cell>
          <table:table-cell office:value-type="float" office:value="1778" calcext:value-type="float">
            <text:p>177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b.prg</text:p>
          </table:table-cell>
          <table:table-cell office:value-type="string" calcext:value-type="string">
            <text:p><text:s/>$B000</text:p>
          </table:table-cell>
          <table:table-cell office:value-type="float" office:value="862" calcext:value-type="float">
            <text:p>86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2c.prg</text:p>
          </table:table-cell>
          <table:table-cell office:value-type="string" calcext:value-type="string">
            <text:p><text:s/>$B000</text:p>
          </table:table-cell>
          <table:table-cell office:value-type="float" office:value="2308" calcext:value-type="float">
            <text:p>230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a.prg</text:p>
          </table:table-cell>
          <table:table-cell office:value-type="string" calcext:value-type="string">
            <text:p><text:s/>$B000</text:p>
          </table:table-cell>
          <table:table-cell office:value-type="float" office:value="2460" calcext:value-type="float">
            <text:p>246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b.prg</text:p>
          </table:table-cell>
          <table:table-cell office:value-type="string" calcext:value-type="string">
            <text:p><text:s/>$B000</text:p>
          </table:table-cell>
          <table:table-cell office:value-type="float" office:value="1044" calcext:value-type="float">
            <text:p>104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ng3c.prg</text:p>
          </table:table-cell>
          <table:table-cell office:value-type="string" calcext:value-type="string">
            <text:p><text:s/>$B000</text:p>
          </table:table-cell>
          <table:table-cell office:value-type="float" office:value="2636" calcext:value-type="float">
            <text:p>263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si.logos.prg</text:p>
          </table:table-cell>
          <table:table-cell office:value-type="string" calcext:value-type="string">
            <text:p><text:s/>$C000</text:p>
          </table:table-cell>
          <table:table-cell office:value-type="float" office:value="3903" calcext:value-type="float">
            <text:p>390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rint.prg</text:p>
          </table:table-cell>
          <table:table-cell office:value-type="string" calcext:value-type="string">
            <text:p><text:s/>$C000</text:p>
          </table:table-cell>
          <table:table-cell office:value-type="float" office:value="2220" calcext:value-type="float">
            <text:p>22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0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0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1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1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2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6" office:value-type="string" calcext:value-type="string">
            <text:p>s2.prg</text:p>
          </table:table-cell>
          <table:table-cell table:style-name="ce6" office:value-type="string" calcext:value-type="string">
            <text:p><text:s/>$C000</text:p>
          </table:table-cell>
          <table:table-cell table:style-name="ce6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3.prg</text:p>
          </table:table-cell>
          <table:table-cell office:value-type="string" calcext:value-type="string">
            <text:p><text:s/>$C000</text:p>
          </table:table-cell>
          <table:table-cell office:value-type="float" office:value="4098" calcext:value-type="float">
            <text:p>4098</text:p>
          </table:table-cell>
          <table:table-cell table:style-name="ce2" office:value-type="string" calcext:value-type="string">
            <text:p>s3.prg</text:p>
          </table:table-cell>
          <table:table-cell table:style-name="ce2" office:value-type="string" calcext:value-type="string">
            <text:p><text:s/>$C000</text:p>
          </table:table-cell>
          <table:table-cell table:style-name="ce2" office:value-type="float" office:value="4098" calcext:value-type="float">
            <text:p>40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5.logo.prg</text:p>
          </table:table-cell>
          <table:table-cell office:value-type="string" calcext:value-type="string">
            <text:p><text:s/>$C000</text:p>
          </table:table-cell>
          <table:table-cell office:value-type="float" office:value="1154" calcext:value-type="float">
            <text:p>1154</text:p>
          </table:table-cell>
          <table:table-cell table:number-columns-repeated="21"/>
        </table:table-row>
      </table:table>
      <table:table table:name="Sizes" table:style-name="ta1">
        <table:table-column table:style-name="co16" table:default-cell-style-name="Default"/>
        <table:table-column table:style-name="co1" table:number-columns-repeated="4" table:default-cell-style-name="Default"/>
        <table:table-column table:style-name="co1" table:default-cell-style-name="ce16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sectors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4:.B233])" office:value-type="float" office:value="769623" calcext:value-type="float">
            <text:p>769623</text:p>
          </table:table-cell>
          <table:table-cell table:formula="of:=SUM([.C4:.C233])" office:value-type="float" office:value="541650" calcext:value-type="float">
            <text:p>541650</text:p>
          </table:table-cell>
          <table:table-cell table:number-columns-repeated="2"/>
          <table:table-cell table:formula="of:=SUM([.F4:.F233])" office:value-type="float" office:value="271326" calcext:value-type="float">
            <text:p>271326</text:p>
          </table:table-cell>
          <table:table-cell/>
          <table:table-cell table:formula="of:=SUM([.H4:.H151])" office:value-type="float" office:value="1141" calcext:value-type="float">
            <text:p>1141</text:p>
          </table:table-cell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Britannia/bsub.prg</text:p>
          </table:table-cell>
          <table:table-cell office:value-type="float" office:value="3687" calcext:value-type="float">
            <text:p>3687</text:p>
          </table:table-cell>
          <table:table-cell office:value-type="float" office:value="2537" calcext:value-type="float">
            <text:p>2537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string" calcext:value-type="string">
            <text:p>003ad637af03c9431ea879ac91373f72.crunch</text:p>
          </table:table-cell>
          <table:table-cell table:formula="of:=ROUNDUP([.F4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annia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5219" calcext:value-type="float">
            <text:p>5219</text:p>
          </table:table-cell>
          <table:table-cell office:value-type="string" calcext:value-type="string">
            <text:p>0327e461f7045c456fc49998fd0baf57.crunch</text:p>
          </table:table-cell>
          <table:table-cell table:formula="of:=ROUNDUP([.F5]/[.$G$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itannia/e.prg</text:p>
          </table:table-cell>
          <table:table-cell office:value-type="float" office:value="1722" calcext:value-type="float">
            <text:p>1722</text:p>
          </table:table-cell>
          <table:table-cell office:value-type="float" office:value="1486" calcext:value-type="float">
            <text:p>1486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office:value-type="string" calcext:value-type="string">
            <text:p>03470d3fe5d65ce77992beb79ab92ff1.crunch</text:p>
          </table:table-cell>
          <table:table-cell table:formula="of:=ROUNDUP([.F6]/[.$G$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tannia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2934" calcext:value-type="float">
            <text:p>2934</text:p>
          </table:table-cell>
          <table:table-cell office:value-type="string" calcext:value-type="string">
            <text:p>036f4ea72be4122b86a83b316961af3d.crunch</text:p>
          </table:table-cell>
          <table:table-cell table:formula="of:=ROUNDUP([.F7]/[.$G$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itannia/l.prg</text:p>
          </table:table-cell>
          <table:table-cell office:value-type="float" office:value="1194" calcext:value-type="float">
            <text:p>1194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string" calcext:value-type="string">
            <text:p>073c764bd79302af9dec7c3c0e54a11b.crunch</text:p>
          </table:table-cell>
          <table:table-cell table:formula="of:=ROUNDUP([.F8]/[.$G$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tannia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string" calcext:value-type="string">
            <text:p>07d69010ce78b79b3197f9b0adeb1740.crunch</text:p>
          </table:table-cell>
          <table:table-cell table:formula="of:=ROUNDUP([.F9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tannia/main.out.prg</text:p>
          </table:table-cell>
          <table:table-cell office:value-type="float" office:value="9340" calcext:value-type="float">
            <text:p>9340</text:p>
          </table:table-cell>
          <table:table-cell office:value-type="float" office:value="7280" calcext:value-type="float">
            <text:p>7280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string" calcext:value-type="string">
            <text:p>09dcb0c80aac62df195727e6390a7d90.crunch</text:p>
          </table:table-cell>
          <table:table-cell table:formula="of:=ROUNDUP([.F10]/[.$G$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itannia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string" calcext:value-type="string">
            <text:p>0aeb9b6dfa81ca70d0a01b30d3422684.crunch</text:p>
          </table:table-cell>
          <table:table-cell table:formula="of:=ROUNDUP([.F11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tannia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d58f945c50a9b0f783faf51f95337a1.crunch</text:p>
          </table:table-cell>
          <table:table-cell table:formula="of:=ROUNDUP([.F12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annia/q.prg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office:value-type="string" calcext:value-type="string">
            <text:p>0d7f0f4a78281cd7e4a99225411fad1d.crunch</text:p>
          </table:table-cell>
          <table:table-cell table:formula="of:=ROUNDUP([.F13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itannia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f0b023b10e820eb7a605657dad75d86.crunch</text:p>
          </table:table-cell>
          <table:table-cell table:formula="of:=ROUNDUP([.F14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annia/shrine.prg</text:p>
          </table:table-cell>
          <table:table-cell office:value-type="float" office:value="3798" calcext:value-type="float">
            <text:p>3798</text:p>
          </table:table-cell>
          <table:table-cell office:value-type="float" office:value="2714" calcext:value-type="float">
            <text:p>2714</text:p>
          </table:table-cell>
          <table:table-cell table:number-columns-repeated="2"/>
          <table:table-cell office:value-type="float" office:value="2517" calcext:value-type="float">
            <text:p>2517</text:p>
          </table:table-cell>
          <table:table-cell office:value-type="string" calcext:value-type="string">
            <text:p>0fc010c92676bab0f7854abe09ab847a.crunch</text:p>
          </table:table-cell>
          <table:table-cell table:formula="of:=ROUNDUP([.F15]/[.$G$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tannia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string" calcext:value-type="string">
            <text:p>11b558fb4bc0caac4e1a28630535df06.crunch</text:p>
          </table:table-cell>
          <table:table-cell table:formula="of:=ROUNDUP([.F16]/[.$G$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itannia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office:value-type="string" calcext:value-type="string">
            <text:p>17ce81f2cc1a0530f3438c0f9e0a56a3.crunch</text:p>
          </table:table-cell>
          <table:table-cell table:formula="of:=ROUNDUP([.F17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tannia/u.prg</text:p>
          </table:table-cell>
          <table:table-cell office:value-type="float" office:value="4791" calcext:value-type="float">
            <text:p>4791</text:p>
          </table:table-cell>
          <table:table-cell office:value-type="float" office:value="3571" calcext:value-type="float">
            <text:p>3571</text:p>
          </table:table-cell>
          <table:table-cell table:number-columns-repeated="2"/>
          <table:table-cell office:value-type="float" office:value="2311" calcext:value-type="float">
            <text:p>2311</text:p>
          </table:table-cell>
          <table:table-cell office:value-type="string" calcext:value-type="string">
            <text:p>18a93de080510d25ba8fe588e90ec6fe.crunch</text:p>
          </table:table-cell>
          <table:table-cell table:formula="of:=ROUNDUP([.F18]/[.$G$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tannia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9228" calcext:value-type="float">
            <text:p>9228</text:p>
          </table:table-cell>
          <table:table-cell office:value-type="string" calcext:value-type="string">
            <text:p>1a2393bfd62a7ab5031e6df2abe30009.crunch</text:p>
          </table:table-cell>
          <table:table-cell table:formula="of:=ROUNDUP([.F19]/[.$G$3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ritannia/w.prg</text:p>
          </table:table-cell>
          <table:table-cell office:value-type="float" office:value="1483" calcext:value-type="float">
            <text:p>1483</text:p>
          </table:table-cell>
          <table:table-cell office:value-type="float" office:value="1152" calcext:value-type="float">
            <text:p>1152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string" calcext:value-type="string">
            <text:p>1a560a6f68fda432b266334ced63d1ad.crunch</text:p>
          </table:table-cell>
          <table:table-cell table:formula="of:=ROUNDUP([.F20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tannia/wzero.prg</text:p>
          </table:table-cell>
          <table:table-cell office:value-type="float" office:value="258" calcext:value-type="float">
            <text:p>258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972" calcext:value-type="float">
            <text:p>972</text:p>
          </table:table-cell>
          <table:table-cell office:value-type="string" calcext:value-type="string">
            <text:p>1a644a7f8b3f82c5cece3c427173afd3.crunch</text:p>
          </table:table-cell>
          <table:table-cell table:formula="of:=ROUNDUP([.F21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tannia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7366" calcext:value-type="float">
            <text:p>7366</text:p>
          </table:table-cell>
          <table:table-cell office:value-type="string" calcext:value-type="string">
            <text:p>1ae58eccfc87c74028cf7bc827a77e5b.crunch</text:p>
          </table:table-cell>
          <table:table-cell table:formula="of:=ROUNDUP([.F22]/[.$G$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stle/blackthorn.prg</text:p>
          </table:table-cell>
          <table:table-cell office:value-type="float" office:value="3709" calcext:value-type="float">
            <text:p>3709</text:p>
          </table:table-cell>
          <table:table-cell office:value-type="float" office:value="2517" calcext:value-type="float">
            <text:p>2517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office:value-type="string" calcext:value-type="string">
            <text:p>1b4b960bf96fe0a7d0923a2acb8a4e2c.crunch</text:p>
          </table:table-cell>
          <table:table-cell table:formula="of:=ROUNDUP([.F23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le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string" calcext:value-type="string">
            <text:p>1cec56eb4a2f0da09844f1e8759b4052.crunch</text:p>
          </table:table-cell>
          <table:table-cell table:formula="of:=ROUNDUP([.F24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le/death.prg</text:p>
          </table:table-cell>
          <table:table-cell office:value-type="float" office:value="1954" calcext:value-type="float">
            <text:p>1954</text:p>
          </table:table-cell>
          <table:table-cell office:value-type="float" office:value="1557" calcext:value-type="float">
            <text:p>1557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20e12916df1ea2b070f18e374dc67f34.crunch</text:p>
          </table:table-cell>
          <table:table-cell table:formula="of:=ROUNDUP([.F25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stle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216499bca104e9bc05d391e5ffcf69f8.crunch</text:p>
          </table:table-cell>
          <table:table-cell table:formula="of:=ROUNDUP([.F26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le/l.prg</text:p>
          </table:table-cell>
          <table:table-cell office:value-type="float" office:value="1925" calcext:value-type="float">
            <text:p>1925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914" calcext:value-type="float">
            <text:p>914</text:p>
          </table:table-cell>
          <table:table-cell office:value-type="string" calcext:value-type="string">
            <text:p>224ef93447de9a1ce75d51454ffc1b64.crunch</text:p>
          </table:table-cell>
          <table:table-cell table:formula="of:=ROUNDUP([.F27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le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string" calcext:value-type="string">
            <text:p>23e23ab18f42a6657ec8c9317caad49f.crunch</text:p>
          </table:table-cell>
          <table:table-cell table:formula="of:=ROUNDUP([.F28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tle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string" calcext:value-type="string">
            <text:p>27bb78a3dbc82b669a5a89c76d05ba01.crunch</text:p>
          </table:table-cell>
          <table:table-cell table:formula="of:=ROUNDUP([.F29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stle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2a3cd90588ec9ae5c209a10d2997ae09.crunch</text:p>
          </table:table-cell>
          <table:table-cell table:formula="of:=ROUNDUP([.F30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le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2"/>
          <table:table-cell office:value-type="float" office:value="4318" calcext:value-type="float">
            <text:p>4318</text:p>
          </table:table-cell>
          <table:table-cell office:value-type="string" calcext:value-type="string">
            <text:p>3111af34a3c4f2d299bd8c2a69184372.crunch</text:p>
          </table:table-cell>
          <table:table-cell table:formula="of:=ROUNDUP([.F31]/[.$G$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stle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string" calcext:value-type="string">
            <text:p>32c2d1c9929d66e65682c9dee9334065.crunch</text:p>
          </table:table-cell>
          <table:table-cell table:formula="of:=ROUNDUP([.F32]/[.$G$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stle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37b833dd3813e0d1a7119bf03c21cfe6.crunch</text:p>
          </table:table-cell>
          <table:table-cell table:formula="of:=ROUNDUP([.F33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le/sell.arms.prg</text:p>
          </table:table-cell>
          <table:table-cell office:value-type="float" office:value="3736" calcext:value-type="float">
            <text:p>3736</text:p>
          </table:table-cell>
          <table:table-cell office:value-type="float" office:value="2573" calcext:value-type="float">
            <text:p>2573</text:p>
          </table:table-cell>
          <table:table-cell table:number-columns-repeated="2"/>
          <table:table-cell office:value-type="float" office:value="3571" calcext:value-type="float">
            <text:p>3571</text:p>
          </table:table-cell>
          <table:table-cell office:value-type="string" calcext:value-type="string">
            <text:p>3a192ca3fb17743a781ccd78eb4b1e71.crunch</text:p>
          </table:table-cell>
          <table:table-cell table:formula="of:=ROUNDUP([.F34]/[.$G$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stle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string" calcext:value-type="string">
            <text:p>3a29f93ff627ea6b958156f7787427f7.crunch</text:p>
          </table:table-cell>
          <table:table-cell table:formula="of:=ROUNDUP([.F35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le/talk.ar.prg</text:p>
          </table:table-cell>
          <table:table-cell office:value-type="float" office:value="4987" calcext:value-type="float">
            <text:p>4987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1551" calcext:value-type="float">
            <text:p>1551</text:p>
          </table:table-cell>
          <table:table-cell office:value-type="string" calcext:value-type="string">
            <text:p>3d6be75b2480a5eaca1c6d3ab73a7b0e.crunch</text:p>
          </table:table-cell>
          <table:table-cell table:formula="of:=ROUNDUP([.F36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stle/talk.ba.prg</text:p>
          </table:table-cell>
          <table:table-cell office:value-type="float" office:value="5619" calcext:value-type="float">
            <text:p>5619</text:p>
          </table:table-cell>
          <table:table-cell office:value-type="float" office:value="4057" calcext:value-type="float">
            <text:p>4057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string" calcext:value-type="string">
            <text:p>3db3fe64e4c60817b26f6085584f5fb2.crunch</text:p>
          </table:table-cell>
          <table:table-cell table:formula="of:=ROUNDUP([.F37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stle/talk.gu.prg</text:p>
          </table:table-cell>
          <table:table-cell office:value-type="float" office:value="2197" calcext:value-type="float">
            <text:p>2197</text:p>
          </table:table-cell>
          <table:table-cell office:value-type="float" office:value="1542" calcext:value-type="float">
            <text:p>1542</text:p>
          </table:table-cell>
          <table:table-cell table:number-columns-repeated="2"/>
          <table:table-cell office:value-type="float" office:value="3536" calcext:value-type="float">
            <text:p>3536</text:p>
          </table:table-cell>
          <table:table-cell office:value-type="string" calcext:value-type="string">
            <text:p>42264b41ba470f9c9bbfcd39811f6ee4.crunch</text:p>
          </table:table-cell>
          <table:table-cell table:formula="of:=ROUNDUP([.F38]/[.$G$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stle/talk.he.prg</text:p>
          </table:table-cell>
          <table:table-cell office:value-type="float" office:value="2561" calcext:value-type="float">
            <text:p>2561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string" calcext:value-type="string">
            <text:p>4445a3c4ef76b35a1e49dfd5928e2edb.crunch</text:p>
          </table:table-cell>
          <table:table-cell table:formula="of:=ROUNDUP([.F39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le/talk.ho.prg</text:p>
          </table:table-cell>
          <table:table-cell office:value-type="float" office:value="1622" calcext:value-type="float">
            <text:p>1622</text:p>
          </table:table-cell>
          <table:table-cell office:value-type="float" office:value="1184" calcext:value-type="float">
            <text:p>1184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string" calcext:value-type="string">
            <text:p>447c3ed44934fa93e7a1dda8284f5678.crunch</text:p>
          </table:table-cell>
          <table:table-cell table:formula="of:=ROUNDUP([.F40]/[.$G$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stle/talk.in.prg</text:p>
          </table:table-cell>
          <table:table-cell office:value-type="float" office:value="4777" calcext:value-type="float">
            <text:p>4777</text:p>
          </table:table-cell>
          <table:table-cell office:value-type="float" office:value="3435" calcext:value-type="float">
            <text:p>3435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string" calcext:value-type="string">
            <text:p>44b0d89d7a819cc9f78c3244a60ed1cd.crunch</text:p>
          </table:table-cell>
          <table:table-cell table:formula="of:=ROUNDUP([.F41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stle/talk.re.prg</text:p>
          </table:table-cell>
          <table:table-cell office:value-type="float" office:value="3030" calcext:value-type="float">
            <text:p>3030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office:value-type="float" office:value="3536" calcext:value-type="float">
            <text:p>3536</text:p>
          </table:table-cell>
          <table:table-cell office:value-type="string" calcext:value-type="string">
            <text:p>4510441b361749d5340ebb9517de92fc.crunch</text:p>
          </table:table-cell>
          <table:table-cell table:formula="of:=ROUNDUP([.F42]/[.$G$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stle/talk.sh.prg</text:p>
          </table:table-cell>
          <table:table-cell office:value-type="float" office:value="2386" calcext:value-type="float">
            <text:p>2386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string" calcext:value-type="string">
            <text:p>47a9c8edda01c612e5fba306f04420ae.crunch</text:p>
          </table:table-cell>
          <table:table-cell table:formula="of:=ROUNDUP([.F43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stle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string" calcext:value-type="string">
            <text:p>4bac9cdd3a0887e3ad6836a781579971.crunch</text:p>
          </table:table-cell>
          <table:table-cell table:formula="of:=ROUNDUP([.F44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le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string" calcext:value-type="string">
            <text:p>4cee84a77ccb99c2df092d5407a2a44f.crunch</text:p>
          </table:table-cell>
          <table:table-cell table:formula="of:=ROUNDUP([.F45]/[.$G$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tle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2158" calcext:value-type="float">
            <text:p>2158</text:p>
          </table:table-cell>
          <table:table-cell office:value-type="string" calcext:value-type="string">
            <text:p>4e8e47356adc362b7f6b727c458b9603.crunch</text:p>
          </table:table-cell>
          <table:table-cell table:formula="of:=ROUNDUP([.F46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stle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office:value-type="string" calcext:value-type="string">
            <text:p>4eff7f627b71ab17a7b9272213ae8c99.crunch</text:p>
          </table:table-cell>
          <table:table-cell table:formula="of:=ROUNDUP([.F47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ngeon/cmd.dng.prg</text:p>
          </table:table-cell>
          <table:table-cell office:value-type="float" office:value="3300" calcext:value-type="float">
            <text:p>3300</text:p>
          </table:table-cell>
          <table:table-cell office:value-type="float" office:value="2291" calcext:value-type="float">
            <text:p>2291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office:value-type="string" calcext:value-type="string">
            <text:p>52b88f72d0fafaa74769ff5fb91d5e4c.crunch</text:p>
          </table:table-cell>
          <table:table-cell table:formula="of:=ROUNDUP([.F48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ngeon/colors.prg</text:p>
          </table:table-cell>
          <table:table-cell office:value-type="float" office:value="2050" calcext:value-type="float">
            <text:p>2050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 office:value-type="string" calcext:value-type="string">
            <text:p>54c0f70cbcaecdb2eea6020292bd1c00.crunch</text:p>
          </table:table-cell>
          <table:table-cell table:formula="of:=ROUNDUP([.F49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ngeon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office:value-type="string" calcext:value-type="string">
            <text:p>56977c619c098fc07dc617bdad3ab4b5.crunch</text:p>
          </table:table-cell>
          <table:table-cell table:formula="of:=ROUNDUP([.F50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ngeon/dng1a.prg</text:p>
          </table:table-cell>
          <table:table-cell office:value-type="float" office:value="2562" calcext:value-type="float">
            <text:p>2562</text:p>
          </table:table-cell>
          <table:table-cell office:value-type="float" office:value="2079" calcext:value-type="float">
            <text:p>2079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string" calcext:value-type="string">
            <text:p>59d92bce8c18170b63bf4cb3d3b9ab81.crunch</text:p>
          </table:table-cell>
          <table:table-cell table:formula="of:=ROUNDUP([.F51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ngeon/dng1b.prg</text:p>
          </table:table-cell>
          <table:table-cell office:value-type="float" office:value="1712" calcext:value-type="float">
            <text:p>1712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office:value-type="string" calcext:value-type="string">
            <text:p>5ced7485844dd7fab2d4d8acd5cee970.crunch</text:p>
          </table:table-cell>
          <table:table-cell table:formula="of:=ROUNDUP([.F52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ngeon/dng1c.prg</text:p>
          </table:table-cell>
          <table:table-cell office:value-type="float" office:value="2288" calcext:value-type="float">
            <text:p>2288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string" calcext:value-type="string">
            <text:p>5eb8b878f5cd740d149976e612dadfa5.crunch</text:p>
          </table:table-cell>
          <table:table-cell table:formula="of:=ROUNDUP([.F53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ngeon/dng2a.prg</text:p>
          </table:table-cell>
          <table:table-cell office:value-type="float" office:value="1778" calcext:value-type="float">
            <text:p>1778</text:p>
          </table:table-cell>
          <table:table-cell office:value-type="float" office:value="1417" calcext:value-type="float">
            <text:p>1417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5f338142a5fc6190c022a8b4a4f21c49.crunch</text:p>
          </table:table-cell>
          <table:table-cell table:formula="of:=ROUNDUP([.F54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ngeon/dng2b.prg</text:p>
          </table:table-cell>
          <table:table-cell office:value-type="float" office:value="862" calcext:value-type="float">
            <text:p>862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string" calcext:value-type="string">
            <text:p>5f77f4c74d27def5fa819abaa85bba22.crunch</text:p>
          </table:table-cell>
          <table:table-cell table:formula="of:=ROUNDUP([.F55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ngeon/dng2c.prg</text:p>
          </table:table-cell>
          <table:table-cell office:value-type="float" office:value="2308" calcext:value-type="float">
            <text:p>2308</text:p>
          </table:table-cell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7274" calcext:value-type="float">
            <text:p>7274</text:p>
          </table:table-cell>
          <table:table-cell office:value-type="string" calcext:value-type="string">
            <text:p>62e96acbca4a727a2e95ec7835cfa655.crunch</text:p>
          </table:table-cell>
          <table:table-cell table:formula="of:=ROUNDUP([.F56]/[.$G$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ungeon/dng3a.prg</text:p>
          </table:table-cell>
          <table:table-cell office:value-type="float" office:value="2460" calcext:value-type="float">
            <text:p>2460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2214" calcext:value-type="float">
            <text:p>2214</text:p>
          </table:table-cell>
          <table:table-cell office:value-type="string" calcext:value-type="string">
            <text:p>6362bd706224774c5d7f642ad422c7ef.crunch</text:p>
          </table:table-cell>
          <table:table-cell table:formula="of:=ROUNDUP([.F57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ngeon/dng3b.prg</text:p>
          </table:table-cell>
          <table:table-cell office:value-type="float" office:value="1044" calcext:value-type="float">
            <text:p>1044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string" calcext:value-type="string">
            <text:p>649b58fef930102acd21a8f7f348ed0c.crunch</text:p>
          </table:table-cell>
          <table:table-cell table:formula="of:=ROUNDUP([.F58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ngeon/dng3c.prg</text:p>
          </table:table-cell>
          <table:table-cell office:value-type="float" office:value="2636" calcext:value-type="float">
            <text:p>2636</text:p>
          </table:table-cell>
          <table:table-cell office:value-type="float" office:value="2061" calcext:value-type="float">
            <text:p>2061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string" calcext:value-type="string">
            <text:p>64e760477a7e981bb5a22c999bd92f6f.crunch</text:p>
          </table:table-cell>
          <table:table-cell table:formula="of:=ROUNDUP([.F59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ngeon/dng.precom.prg</text:p>
          </table:table-cell>
          <table:table-cell office:value-type="float" office:value="1494" calcext:value-type="float">
            <text:p>1494</text:p>
          </table:table-cell>
          <table:table-cell office:value-type="float" office:value="1184" calcext:value-type="float">
            <text:p>118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6624df34da7a9a72de7b009a712295e6.crunch</text:p>
          </table:table-cell>
          <table:table-cell table:formula="of:=ROUNDUP([.F60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geon/gem.dng.prg</text:p>
          </table:table-cell>
          <table:table-cell office:value-type="float" office:value="624" calcext:value-type="float">
            <text:p>624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785" calcext:value-type="float">
            <text:p>1785</text:p>
          </table:table-cell>
          <table:table-cell office:value-type="string" calcext:value-type="string">
            <text:p>67f5e278bb8c7ff813d84c6463374842.crunch</text:p>
          </table:table-cell>
          <table:table-cell table:formula="of:=ROUNDUP([.F61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ngeon/items.prg</text:p>
          </table:table-cell>
          <table:table-cell office:value-type="float" office:value="3530" calcext:value-type="float">
            <text:p>3530</text:p>
          </table:table-cell>
          <table:table-cell office:value-type="float" office:value="1165" calcext:value-type="float">
            <text:p>1165</text:p>
          </table:table-cell>
          <table:table-cell table:number-columns-repeated="2"/>
          <table:table-cell office:value-type="float" office:value="2079" calcext:value-type="float">
            <text:p>2079</text:p>
          </table:table-cell>
          <table:table-cell office:value-type="string" calcext:value-type="string">
            <text:p>68e98dc08ac8222004c7d2fff713860e.crunch</text:p>
          </table:table-cell>
          <table:table-cell table:formula="of:=ROUNDUP([.F62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ngeon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office:value-type="string" calcext:value-type="string">
            <text:p>6919f112c08f6ac9cca8103683bdb136.crunch</text:p>
          </table:table-cell>
          <table:table-cell table:formula="of:=ROUNDUP([.F63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ngeon/main.dng.prg</text:p>
          </table:table-cell>
          <table:table-cell office:value-type="float" office:value="10241" calcext:value-type="float">
            <text:p>10241</text:p>
          </table:table-cell>
          <table:table-cell office:value-type="float" office:value="7366" calcext:value-type="float">
            <text:p>7366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string" calcext:value-type="string">
            <text:p>6982286b61b18c63a24bbbcc20a9831f.crunch</text:p>
          </table:table-cell>
          <table:table-cell table:formula="of:=ROUNDUP([.F64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ngeon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string" calcext:value-type="string">
            <text:p>69e5a574e827e3da96d6e9b48e2893de.crunch</text:p>
          </table:table-cell>
          <table:table-cell table:formula="of:=ROUNDUP([.F65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/ms0.prg</text:p>
          </table:table-cell>
          <table:table-cell office:value-type="float" office:value="1578" calcext:value-type="float">
            <text:p>1578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string" calcext:value-type="string">
            <text:p>70177ee55f9e5ee7f66622944d5b6037.crunch</text:p>
          </table:table-cell>
          <table:table-cell table:formula="of:=ROUNDUP([.F66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/ms1.prg</text:p>
          </table:table-cell>
          <table:table-cell office:value-type="float" office:value="1578" calcext:value-type="float">
            <text:p>1578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6974" calcext:value-type="float">
            <text:p>6974</text:p>
          </table:table-cell>
          <table:table-cell office:value-type="string" calcext:value-type="string">
            <text:p>72345cf81545f1c65bfda189bb0b7bf9.crunch</text:p>
          </table:table-cell>
          <table:table-cell table:formula="of:=ROUNDUP([.F67]/[.$G$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ngeon/ms2.prg</text:p>
          </table:table-cell>
          <table:table-cell office:value-type="float" office:value="1578" calcext:value-type="float">
            <text:p>1578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7306e5f81350d79c618fddb01488ea9c.crunch</text:p>
          </table:table-cell>
          <table:table-cell table:formula="of:=ROUNDUP([.F68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/ms3.prg</text:p>
          </table:table-cell>
          <table:table-cell office:value-type="float" office:value="1578" calcext:value-type="float">
            <text:p>1578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string" calcext:value-type="string">
            <text:p>73ad2c20c253624cb834b6dc0d10d754.crunch</text:p>
          </table:table-cell>
          <table:table-cell table:formula="of:=ROUNDUP([.F69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ngeon/ms4.prg</text:p>
          </table:table-cell>
          <table:table-cell office:value-type="float" office:value="1578" calcext:value-type="float">
            <text:p>1578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string" calcext:value-type="string">
            <text:p>76fcc547323f8f806c231d81518b7934.crunch</text:p>
          </table:table-cell>
          <table:table-cell table:formula="of:=ROUNDUP([.F70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ngeon/ms5.prg</text:p>
          </table:table-cell>
          <table:table-cell office:value-type="float" office:value="1578" calcext:value-type="float">
            <text:p>1578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676" calcext:value-type="float">
            <text:p>1676</text:p>
          </table:table-cell>
          <table:table-cell office:value-type="string" calcext:value-type="string">
            <text:p>786216f811e1e0debd5df0bbcfbc6fbc.crunch</text:p>
          </table:table-cell>
          <table:table-cell table:formula="of:=ROUNDUP([.F71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ngeon/ms6.prg</text:p>
          </table:table-cell>
          <table:table-cell office:value-type="float" office:value="1578" calcext:value-type="float">
            <text:p>1578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string" calcext:value-type="string">
            <text:p>7a6ca5618dc0e6c7553b90674cbf4d6e.crunch</text:p>
          </table:table-cell>
          <table:table-cell table:formula="of:=ROUNDUP([.F72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ngeon/ms7.prg</text:p>
          </table:table-cell>
          <table:table-cell office:value-type="float" office:value="1578" calcext:value-type="float">
            <text:p>1578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7d750d5d86783cde73a8673833de4066.crunch</text:p>
          </table:table-cell>
          <table:table-cell table:formula="of:=ROUNDUP([.F73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geon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7d89d3edf6f7ed0219f3311a8b61499c.crunch</text:p>
          </table:table-cell>
          <table:table-cell table:formula="of:=ROUNDUP([.F74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geon/s0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11" calcext:value-type="float">
            <text:p>2311</text:p>
          </table:table-cell>
          <table:table-cell table:number-columns-repeated="2"/>
          <table:table-cell office:value-type="float" office:value="2185" calcext:value-type="float">
            <text:p>2185</text:p>
          </table:table-cell>
          <table:table-cell office:value-type="string" calcext:value-type="string">
            <text:p>7e6ccfdf9f172fde3c10bf6889636f4f.crunch</text:p>
          </table:table-cell>
          <table:table-cell table:formula="of:=ROUNDUP([.F75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ngeon/s1.prg</text:p>
          </table:table-cell>
          <table:table-cell office:value-type="float" office:value="4098" calcext:value-type="float">
            <text:p>4098</text:p>
          </table:table-cell>
          <table:table-cell office:value-type="float" office:value="2458" calcext:value-type="float">
            <text:p>2458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string" calcext:value-type="string">
            <text:p>7e81deb593816d65969f0997b818775f.crunch</text:p>
          </table:table-cell>
          <table:table-cell table:formula="of:=ROUNDUP([.F76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/s2.prg</text:p>
          </table:table-cell>
          <table:table-cell office:value-type="float" office:value="4098" calcext:value-type="float">
            <text:p>4098</text:p>
          </table:table-cell>
          <table:table-cell office:value-type="float" office:value="2213" calcext:value-type="float">
            <text:p>2213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office:value-type="string" calcext:value-type="string">
            <text:p>7f72e632ffadf80b6b4b2c8f9762901c.crunch</text:p>
          </table:table-cell>
          <table:table-cell table:formula="of:=ROUNDUP([.F77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ngeon/s3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03" calcext:value-type="float">
            <text:p>2303</text:p>
          </table:table-cell>
          <table:table-cell table:number-columns-repeated="2"/>
          <table:table-cell office:value-type="float" office:value="1781" calcext:value-type="float">
            <text:p>1781</text:p>
          </table:table-cell>
          <table:table-cell office:value-type="string" calcext:value-type="string">
            <text:p>81624a24d366976db94c9a8801c4d525.crunch</text:p>
          </table:table-cell>
          <table:table-cell table:formula="of:=ROUNDUP([.F78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ngeon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6528" calcext:value-type="float">
            <text:p>6528</text:p>
          </table:table-cell>
          <table:table-cell office:value-type="string" calcext:value-type="string">
            <text:p>82539c70bd41b01a385b7ad66a511781.crunch</text:p>
          </table:table-cell>
          <table:table-cell table:formula="of:=ROUNDUP([.F79]/[.$G$3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ngeon/u.prg</text:p>
          </table:table-cell>
          <table:table-cell office:value-type="float" office:value="4754" calcext:value-type="float">
            <text:p>4754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string" calcext:value-type="string">
            <text:p>851d96db6c108d046992cbb00665f044.crunch</text:p>
          </table:table-cell>
          <table:table-cell table:formula="of:=ROUNDUP([.F80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string" calcext:value-type="string">
            <text:p>8858c74a741af1ca9d74d794a81760d1.crunch</text:p>
          </table:table-cell>
          <table:table-cell table:formula="of:=ROUNDUP([.F81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string" calcext:value-type="string">
            <text:p>88d56ba09f0e3410afffa5fcfb321b9f.crunch</text:p>
          </table:table-cell>
          <table:table-cell table:formula="of:=ROUNDUP([.F82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i1.prg</text:p>
          </table:table-cell>
          <table:table-cell office:value-type="float" office:value="1682" calcext:value-type="float">
            <text:p>1682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string" calcext:value-type="string">
            <text:p>8b6bffbe58fdceef7e018fa2bc2afbbe.crunch</text:p>
          </table:table-cell>
          <table:table-cell table:formula="of:=ROUNDUP([.F83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i2.prg</text:p>
          </table:table-cell>
          <table:table-cell office:value-type="float" office:value="1682" calcext:value-type="float">
            <text:p>1682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string" calcext:value-type="string">
            <text:p>91cbbcfef7fc2957a6fcabc33b3cf09b.crunch</text:p>
          </table:table-cell>
          <table:table-cell table:formula="of:=ROUNDUP([.F84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welling/i3.prg</text:p>
          </table:table-cell>
          <table:table-cell office:value-type="float" office:value="1634" calcext:value-type="float">
            <text:p>1634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string" calcext:value-type="string">
            <text:p>91d95ab9dadc31f180d1c4d6ac4a879d.crunch</text:p>
          </table:table-cell>
          <table:table-cell table:formula="of:=ROUNDUP([.F85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welling/i4.prg</text:p>
          </table:table-cell>
          <table:table-cell office:value-type="float" office:value="1679" calcext:value-type="float">
            <text:p>1679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string" calcext:value-type="string">
            <text:p>93135529996c81f11081aa6282af2df4.crunch</text:p>
          </table:table-cell>
          <table:table-cell table:formula="of:=ROUNDUP([.F86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welling/i5.prg</text:p>
          </table:table-cell>
          <table:table-cell office:value-type="float" office:value="1680" calcext:value-type="float">
            <text:p>1680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691" calcext:value-type="float">
            <text:p>3691</text:p>
          </table:table-cell>
          <table:table-cell office:value-type="string" calcext:value-type="string">
            <text:p>94d2acc63719c457edb29925a4ce68eb.crunch</text:p>
          </table:table-cell>
          <table:table-cell table:formula="of:=ROUNDUP([.F87]/[.$G$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welling/i6.prg</text:p>
          </table:table-cell>
          <table:table-cell office:value-type="float" office:value="1657" calcext:value-type="float">
            <text:p>1657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3631" calcext:value-type="float">
            <text:p>3631</text:p>
          </table:table-cell>
          <table:table-cell office:value-type="string" calcext:value-type="string">
            <text:p>962d3cf1bd7ca7e013bac428e5dd3e3e.crunch</text:p>
          </table:table-cell>
          <table:table-cell table:formula="of:=ROUNDUP([.F88]/[.$G$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welling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office:value-type="string" calcext:value-type="string">
            <text:p>9aad6000877d5c6f7700718ea0890099.crunch</text:p>
          </table:table-cell>
          <table:table-cell table:formula="of:=ROUNDUP([.F89]/[.$G$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welling/l.prg</text:p>
          </table:table-cell>
          <table:table-cell office:value-type="float" office:value="873" calcext:value-type="float">
            <text:p>873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office:value-type="string" calcext:value-type="string">
            <text:p>9b883a4e9daa819a71cc6e893f312abd.crunch</text:p>
          </table:table-cell>
          <table:table-cell table:formula="of:=ROUNDUP([.F90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welling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string" calcext:value-type="string">
            <text:p>9ce23f863274cd5c526f3776016580c3.crunch</text:p>
          </table:table-cell>
          <table:table-cell table:formula="of:=ROUNDUP([.F91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welling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string" calcext:value-type="string">
            <text:p>9f4648b9275dc9bb278db870a9c6dfbe.crunch</text:p>
          </table:table-cell>
          <table:table-cell table:formula="of:=ROUNDUP([.F92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string" calcext:value-type="string">
            <text:p>a06751fcb9b148ed1199cb9de51af8e6.crunch</text:p>
          </table:table-cell>
          <table:table-cell table:formula="of:=ROUNDUP([.F93]/[.$G$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welling/p1.prg</text:p>
          </table:table-cell>
          <table:table-cell office:value-type="float" office:value="3194" calcext:value-type="float">
            <text:p>3194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string" calcext:value-type="string">
            <text:p>a072434d4ba8fe2aad233146e0645b27.crunch</text:p>
          </table:table-cell>
          <table:table-cell table:formula="of:=ROUNDUP([.F94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welling/p2a.prg</text:p>
          </table:table-cell>
          <table:table-cell office:value-type="float" office:value="2208" calcext:value-type="float">
            <text:p>2208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string" calcext:value-type="string">
            <text:p>a1e60cd3c782b51e74df120e4406e404.crunch</text:p>
          </table:table-cell>
          <table:table-cell table:formula="of:=ROUNDUP([.F95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welling/p2.prg</text:p>
          </table:table-cell>
          <table:table-cell office:value-type="float" office:value="2187" calcext:value-type="float">
            <text:p>2187</text:p>
          </table:table-cell>
          <table:table-cell office:value-type="float" office:value="1173" calcext:value-type="float">
            <text:p>1173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string" calcext:value-type="string">
            <text:p>a41c9894e7434d47ee59fe1711037b74.crunch</text:p>
          </table:table-cell>
          <table:table-cell table:formula="of:=ROUNDUP([.F96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welling/p3.prg</text:p>
          </table:table-cell>
          <table:table-cell office:value-type="float" office:value="2685" calcext:value-type="float">
            <text:p>2685</text:p>
          </table:table-cell>
          <table:table-cell office:value-type="float" office:value="1676" calcext:value-type="float">
            <text:p>1676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office:value-type="string" calcext:value-type="string">
            <text:p>a468207116a37450eff7d1507b95c610.crunch</text:p>
          </table:table-cell>
          <table:table-cell table:formula="of:=ROUNDUP([.F97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welling/p4.prg</text:p>
          </table:table-cell>
          <table:table-cell office:value-type="float" office:value="2371" calcext:value-type="float">
            <text:p>237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a7cfdf9734a1bf8ab1c88d0051df5656.crunch</text:p>
          </table:table-cell>
          <table:table-cell table:formula="of:=ROUNDUP([.F98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elling/p5a.prg</text:p>
          </table:table-cell>
          <table:table-cell office:value-type="float" office:value="1551" calcext:value-type="float">
            <text:p>1551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a80203169680f95f38e93252445a5392.crunch</text:p>
          </table:table-cell>
          <table:table-cell table:formula="of:=ROUNDUP([.F99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welling/p5b.prg</text:p>
          </table:table-cell>
          <table:table-cell office:value-type="float" office:value="1735" calcext:value-type="float">
            <text:p>1735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7243" calcext:value-type="float">
            <text:p>7243</text:p>
          </table:table-cell>
          <table:table-cell office:value-type="string" calcext:value-type="string">
            <text:p>aa4a19e5f011105e37663a390a8c1127.crunch</text:p>
          </table:table-cell>
          <table:table-cell table:formula="of:=ROUNDUP([.F100]/[.$G$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welling/p6.prg</text:p>
          </table:table-cell>
          <table:table-cell office:value-type="float" office:value="3005" calcext:value-type="float">
            <text:p>3005</text:p>
          </table:table-cell>
          <table:table-cell office:value-type="float" office:value="1603" calcext:value-type="float">
            <text:p>1603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string" calcext:value-type="string">
            <text:p>abfe341fba21cb8b112fe2ead93aae64.crunch</text:p>
          </table:table-cell>
          <table:table-cell table:formula="of:=ROUNDUP([.F101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p7b.prg</text:p>
          </table:table-cell>
          <table:table-cell office:value-type="float" office:value="2420" calcext:value-type="float">
            <text:p>2420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3483" calcext:value-type="float">
            <text:p>3483</text:p>
          </table:table-cell>
          <table:table-cell office:value-type="string" calcext:value-type="string">
            <text:p>ae57471beb79689a9e4d65be504345b3.crunch</text:p>
          </table:table-cell>
          <table:table-cell table:formula="of:=ROUNDUP([.F102]/[.$G$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welling/p7c.prg</text:p>
          </table:table-cell>
          <table:table-cell office:value-type="float" office:value="2641" calcext:value-type="float">
            <text:p>2641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string" calcext:value-type="string">
            <text:p>b0af9f011ecd429f7982746ac3a1f2d8.crunch</text:p>
          </table:table-cell>
          <table:table-cell table:formula="of:=ROUNDUP([.F103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p7d.prg</text:p>
          </table:table-cell>
          <table:table-cell office:value-type="float" office:value="3103" calcext:value-type="float">
            <text:p>3103</text:p>
          </table:table-cell>
          <table:table-cell office:value-type="float" office:value="1551" calcext:value-type="float">
            <text:p>1551</text:p>
          </table:table-cell>
          <table:table-cell table:number-columns-repeated="2"/>
          <table:table-cell office:value-type="float" office:value="3964" calcext:value-type="float">
            <text:p>3964</text:p>
          </table:table-cell>
          <table:table-cell office:value-type="string" calcext:value-type="string">
            <text:p>b3e5ad85cf2e57c50eaa1bcb7d3798bc.crunch</text:p>
          </table:table-cell>
          <table:table-cell table:formula="of:=ROUNDUP([.F104]/[.$G$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welling/p7e.prg</text:p>
          </table:table-cell>
          <table:table-cell office:value-type="float" office:value="3117" calcext:value-type="float">
            <text:p>3117</text:p>
          </table:table-cell>
          <table:table-cell office:value-type="float" office:value="1576" calcext:value-type="float">
            <text:p>1576</text:p>
          </table:table-cell>
          <table:table-cell table:number-columns-repeated="2"/>
          <table:table-cell office:value-type="float" office:value="3435" calcext:value-type="float">
            <text:p>3435</text:p>
          </table:table-cell>
          <table:table-cell office:value-type="string" calcext:value-type="string">
            <text:p>b4955a4d9b6ae912d4b4374632d864a0.crunch</text:p>
          </table:table-cell>
          <table:table-cell table:formula="of:=ROUNDUP([.F105]/[.$G$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welling/p7f.prg</text:p>
          </table:table-cell>
          <table:table-cell office:value-type="float" office:value="2821" calcext:value-type="float">
            <text:p>2821</text:p>
          </table:table-cell>
          <table:table-cell office:value-type="float" office:value="1423" calcext:value-type="float">
            <text:p>1423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string" calcext:value-type="string">
            <text:p>b49f9f967350c439000322458b50b70e.crunch</text:p>
          </table:table-cell>
          <table:table-cell table:formula="of:=ROUNDUP([.F106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welling/p8.prg</text:p>
          </table:table-cell>
          <table:table-cell office:value-type="float" office:value="1575" calcext:value-type="float">
            <text:p>1575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b7ee8c9e6e3709c635ed92f32cfbc238.crunch</text:p>
          </table:table-cell>
          <table:table-cell table:formula="of:=ROUNDUP([.F107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elling/p9.prg</text:p>
          </table:table-cell>
          <table:table-cell office:value-type="float" office:value="2034" calcext:value-type="float">
            <text:p>2034</text:p>
          </table:table-cell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b823d58fdda8d7d9b1597c4b3b78fcfe.crunch</text:p>
          </table:table-cell>
          <table:table-cell table:formula="of:=ROUNDUP([.F108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elling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7280" calcext:value-type="float">
            <text:p>7280</text:p>
          </table:table-cell>
          <table:table-cell office:value-type="string" calcext:value-type="string">
            <text:p>b8d9b293e56a547c26a78c1cae20310a.crunch</text:p>
          </table:table-cell>
          <table:table-cell table:formula="of:=ROUNDUP([.F109]/[.$G$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welling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office:value-type="string" calcext:value-type="string">
            <text:p>bdea3cd81ddfd5f090b15db51d6aec01.crunch</text:p>
          </table:table-cell>
          <table:table-cell table:formula="of:=ROUNDUP([.F110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welling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string" calcext:value-type="string">
            <text:p>be147737b4a3677eecf07b3420cdb5ec.crunch</text:p>
          </table:table-cell>
          <table:table-cell table:formula="of:=ROUNDUP([.F111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story1.txt.prg</text:p>
          </table:table-cell>
          <table:table-cell office:value-type="float" office:value="1582" calcext:value-type="float">
            <text:p>1582</text:p>
          </table:table-cell>
          <table:table-cell office:value-type="float" office:value="1617" calcext:value-type="float">
            <text:p>1617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office:value-type="string" calcext:value-type="string">
            <text:p>bff348c2611106ac863d0e31f581cf24.crunch</text:p>
          </table:table-cell>
          <table:table-cell table:formula="of:=ROUNDUP([.F112]/[.$G$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welling/story2.txt.prg</text:p>
          </table:table-cell>
          <table:table-cell office:value-type="float" office:value="1760" calcext:value-type="float">
            <text:p>1760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string" calcext:value-type="string">
            <text:p>c1db613b3709fad10d0db771a33d2bc5.crunch</text:p>
          </table:table-cell>
          <table:table-cell table:formula="of:=ROUNDUP([.F113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welling/story3.txt.prg</text:p>
          </table:table-cell>
          <table:table-cell office:value-type="float" office:value="1673" calcext:value-type="float">
            <text:p>1673</text:p>
          </table:table-cell>
          <table:table-cell office:value-type="float" office:value="1701" calcext:value-type="float">
            <text:p>170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c3d132755963830b358245841ab44ee1.crunch</text:p>
          </table:table-cell>
          <table:table-cell table:formula="of:=ROUNDUP([.F114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welling/story4.txt.prg</text:p>
          </table:table-cell>
          <table:table-cell office:value-type="float" office:value="1796" calcext:value-type="float">
            <text:p>1796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string" calcext:value-type="string">
            <text:p>c4ceeb5789083f7a058fa841a0a5887e.crunch</text:p>
          </table:table-cell>
          <table:table-cell table:formula="of:=ROUNDUP([.F115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welling/story.prg</text:p>
          </table:table-cell>
          <table:table-cell office:value-type="float" office:value="3820" calcext:value-type="float">
            <text:p>3820</text:p>
          </table:table-cell>
          <table:table-cell office:value-type="float" office:value="2496" calcext:value-type="float">
            <text:p>2496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string" calcext:value-type="string">
            <text:p>c99b7d6111d823ecf16c1fb32dae9e3b.crunch</text:p>
          </table:table-cell>
          <table:table-cell table:formula="of:=ROUNDUP([.F116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welling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cac606b80ab6b0246d8a46cf1e21fa91.crunch</text:p>
          </table:table-cell>
          <table:table-cell table:formula="of:=ROUNDUP([.F117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welling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string" calcext:value-type="string">
            <text:p>cb0e7a46d68567d4c5dc28abefc9d541.crunch</text:p>
          </table:table-cell>
          <table:table-cell table:formula="of:=ROUNDUP([.F118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welling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2458" calcext:value-type="float">
            <text:p>2458</text:p>
          </table:table-cell>
          <table:table-cell office:value-type="string" calcext:value-type="string">
            <text:p>cbc614dd969550fc232f1ab79388680a.crunch</text:p>
          </table:table-cell>
          <table:table-cell table:formula="of:=ROUNDUP([.F119]/[.$G$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welling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string" calcext:value-type="string">
            <text:p>cc0c2ec97e960a9037e1923184232bf0.crunch</text:p>
          </table:table-cell>
          <table:table-cell table:formula="of:=ROUNDUP([.F120]/[.$G$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ep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office:value-type="string" calcext:value-type="string">
            <text:p>ccc35a1f0d9a3128b1e8c9f7f9bd47e6.crunch</text:p>
          </table:table-cell>
          <table:table-cell table:formula="of:=ROUNDUP([.F121]/[.$G$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ep/end.prg</text:p>
          </table:table-cell>
          <table:table-cell office:value-type="float" office:value="2380" calcext:value-type="float">
            <text:p>2380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office:value-type="string" calcext:value-type="string">
            <text:p>cf1296ebace083982e157b665b320fe3.crunch</text:p>
          </table:table-cell>
          <table:table-cell table:formula="of:=ROUNDUP([.F122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ep/font3.shptbl.prg</text:p>
          </table:table-cell>
          <table:table-cell office:value-type="float" office:value="1138" calcext:value-type="float">
            <text:p>1138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string" calcext:value-type="string">
            <text:p>cfe545a2fa77b5e04ecd6eb2992fbdff.crunch</text:p>
          </table:table-cell>
          <table:table-cell table:formula="of:=ROUNDUP([.F123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ep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2"/>
          <table:table-cell office:value-type="float" office:value="2541" calcext:value-type="float">
            <text:p>2541</text:p>
          </table:table-cell>
          <table:table-cell office:value-type="string" calcext:value-type="string">
            <text:p>d0871ccdd4a6ec05cbd4f4d03e533e52.crunch</text:p>
          </table:table-cell>
          <table:table-cell table:formula="of:=ROUNDUP([.F124]/[.$G$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ep/l.prg</text:p>
          </table:table-cell>
          <table:table-cell office:value-type="float" office:value="885" calcext:value-type="float">
            <text:p>885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string" calcext:value-type="string">
            <text:p>d13ca47b97428309371dc47db838f235.crunch</text:p>
          </table:table-cell>
          <table:table-cell table:formula="of:=ROUNDUP([.F125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ep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office:value-type="string" calcext:value-type="string">
            <text:p>d199e656bccb64f8203269d10f51f0df.crunch</text:p>
          </table:table-cell>
          <table:table-cell table:formula="of:=ROUNDUP([.F126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ep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office:value-type="string" calcext:value-type="string">
            <text:p>d25ceac0bfab1e202e60de9f9f0aa639.crunch</text:p>
          </table:table-cell>
          <table:table-cell table:formula="of:=ROUNDUP([.F127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ep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office:value-type="string" calcext:value-type="string">
            <text:p>d6a969ee27415eae63ee7cd7dc63014d.crunch</text:p>
          </table:table-cell>
          <table:table-cell table:formula="of:=ROUNDUP([.F128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ep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2"/>
          <table:table-cell office:value-type="float" office:value="6300" calcext:value-type="float">
            <text:p>6300</text:p>
          </table:table-cell>
          <table:table-cell office:value-type="string" calcext:value-type="string">
            <text:p>d801fd71aa31825bb0cb2c6679265708.crunch</text:p>
          </table:table-cell>
          <table:table-cell table:formula="of:=ROUNDUP([.F129]/[.$G$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eep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daae7c23068af7adf501b4fa18fd1b97.crunch</text:p>
          </table:table-cell>
          <table:table-cell table:formula="of:=ROUNDUP([.F130]/[.$G$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ep/qwerty.prg</text:p>
          </table:table-cell>
          <table:table-cell office:value-type="float" office:value="6937" calcext:value-type="float">
            <text:p>6937</text:p>
          </table:table-cell>
          <table:table-cell office:value-type="float" office:value="5225" calcext:value-type="float">
            <text:p>5225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string" calcext:value-type="string">
            <text:p>dae41d89b1f7c82a22dc9c8248eac4ae.crunch</text:p>
          </table:table-cell>
          <table:table-cell table:formula="of:=ROUNDUP([.F131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ep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dc13e23d8c8a7bd195aa10d5949aaa82.crunch</text:p>
          </table:table-cell>
          <table:table-cell table:formula="of:=ROUNDUP([.F132]/[.$G$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ep/sell.arms.prg</text:p>
          </table:table-cell>
          <table:table-cell office:value-type="float" office:value="3736" calcext:value-type="float">
            <text:p>3736</text:p>
          </table:table-cell>
          <table:table-cell office:value-type="float" office:value="2573" calcext:value-type="float">
            <text:p>2573</text:p>
          </table:table-cell>
          <table:table-cell table:number-columns-repeated="2"/>
          <table:table-cell office:value-type="float" office:value="5225" calcext:value-type="float">
            <text:p>5225</text:p>
          </table:table-cell>
          <table:table-cell office:value-type="string" calcext:value-type="string">
            <text:p>dc6c5bf369bce17bbe8134ea0db15516.crunch</text:p>
          </table:table-cell>
          <table:table-cell table:formula="of:=ROUNDUP([.F133]/[.$G$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ep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1123" calcext:value-type="float">
            <text:p>1123</text:p>
          </table:table-cell>
          <table:table-cell office:value-type="string" calcext:value-type="string">
            <text:p>dc97a26ce63feac2df4df2a7022e9628.crunch</text:p>
          </table:table-cell>
          <table:table-cell table:formula="of:=ROUNDUP([.F134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ep/talk.ar.prg</text:p>
          </table:table-cell>
          <table:table-cell office:value-type="float" office:value="4987" calcext:value-type="float">
            <text:p>4987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string" calcext:value-type="string">
            <text:p>ddf58ad5af91727f96c179896ee8eabc.crunch</text:p>
          </table:table-cell>
          <table:table-cell table:formula="of:=ROUNDUP([.F135]/[.$G$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ep/talk.ba.prg</text:p>
          </table:table-cell>
          <table:table-cell office:value-type="float" office:value="5619" calcext:value-type="float">
            <text:p>5619</text:p>
          </table:table-cell>
          <table:table-cell office:value-type="float" office:value="4057" calcext:value-type="float">
            <text:p>4057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string" calcext:value-type="string">
            <text:p>dfe5a317d3e65d0be672bd42cc07dbe7.crunch</text:p>
          </table:table-cell>
          <table:table-cell table:formula="of:=ROUNDUP([.F136]/[.$G$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ep/talk.he.prg</text:p>
          </table:table-cell>
          <table:table-cell office:value-type="float" office:value="2561" calcext:value-type="float">
            <text:p>2561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2573" calcext:value-type="float">
            <text:p>2573</text:p>
          </table:table-cell>
          <table:table-cell office:value-type="string" calcext:value-type="string">
            <text:p>e0118cf739b9fd02ba1c6929adb99a1c.crunch</text:p>
          </table:table-cell>
          <table:table-cell table:formula="of:=ROUNDUP([.F137]/[.$G$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ep/talk.re.prg</text:p>
          </table:table-cell>
          <table:table-cell office:value-type="float" office:value="3030" calcext:value-type="float">
            <text:p>3030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office:value-type="string" calcext:value-type="string">
            <text:p>e24c41d72a730bb0eeddff61218f91d4.crunch</text:p>
          </table:table-cell>
          <table:table-cell table:formula="of:=ROUNDUP([.F138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ep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2"/>
          <table:table-cell office:value-type="float" office:value="5252" calcext:value-type="float">
            <text:p>5252</text:p>
          </table:table-cell>
          <table:table-cell office:value-type="string" calcext:value-type="string">
            <text:p>e863431e3bd7b8036bc1ca15cd506ad9.crunch</text:p>
          </table:table-cell>
          <table:table-cell table:formula="of:=ROUNDUP([.F139]/[.$G$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ep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2"/>
          <table:table-cell office:value-type="float" office:value="1208" calcext:value-type="float">
            <text:p>1208</text:p>
          </table:table-cell>
          <table:table-cell office:value-type="string" calcext:value-type="string">
            <text:p>e8c8fd3c68c24f59f893859601e858af.crunch</text:p>
          </table:table-cell>
          <table:table-cell table:formula="of:=ROUNDUP([.F140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ep/v1.prg</text:p>
          </table:table-cell>
          <table:table-cell office:value-type="float" office:value="1996" calcext:value-type="float">
            <text:p>1996</text:p>
          </table:table-cell>
          <table:table-cell office:value-type="float" office:value="1168" calcext:value-type="float">
            <text:p>1168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string" calcext:value-type="string">
            <text:p>e9fde9c8086eb211d5525cc69a638b4a.crunch</text:p>
          </table:table-cell>
          <table:table-cell table:formula="of:=ROUNDUP([.F141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ep/v2.prg</text:p>
          </table:table-cell>
          <table:table-cell office:value-type="float" office:value="1943" calcext:value-type="float">
            <text:p>1943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string" calcext:value-type="string">
            <text:p>edb9733394d175aaa0e378c499929950.crunch</text:p>
          </table:table-cell>
          <table:table-cell table:formula="of:=ROUNDUP([.F142]/[.$G$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ep/v3.prg</text:p>
          </table:table-cell>
          <table:table-cell office:value-type="float" office:value="1398" calcext:value-type="float">
            <text:p>1398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string" calcext:value-type="string">
            <text:p>eeb003c587473f2d035bf7f4de000dd7.crunch</text:p>
          </table:table-cell>
          <table:table-cell table:formula="of:=ROUNDUP([.F143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eep/v4.prg</text:p>
          </table:table-cell>
          <table:table-cell office:value-type="float" office:value="2190" calcext:value-type="float">
            <text:p>2190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7269" calcext:value-type="float">
            <text:p>7269</text:p>
          </table:table-cell>
          <table:table-cell office:value-type="string" calcext:value-type="string">
            <text:p>f1fb936f69348fefee3823b4e01f20fd.crunch</text:p>
          </table:table-cell>
          <table:table-cell table:formula="of:=ROUNDUP([.F144]/[.$G$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eep/v5.prg</text:p>
          </table:table-cell>
          <table:table-cell office:value-type="float" office:value="1381" calcext:value-type="float">
            <text:p>138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string" calcext:value-type="string">
            <text:p>f691eeb403ca9b0448a80759e19614b2.crunch</text:p>
          </table:table-cell>
          <table:table-cell table:formula="of:=ROUNDUP([.F145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ep/v6.prg</text:p>
          </table:table-cell>
          <table:table-cell office:value-type="float" office:value="1955" calcext:value-type="float">
            <text:p>1955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office:value-type="string" calcext:value-type="string">
            <text:p>f84c48c6e469fa631349e76c5cda4f7a.crunch</text:p>
          </table:table-cell>
          <table:table-cell table:formula="of:=ROUNDUP([.F146]/[.$G$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ep/v7.prg</text:p>
          </table:table-cell>
          <table:table-cell office:value-type="float" office:value="1343" calcext:value-type="float">
            <text:p>1343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string" calcext:value-type="string">
            <text:p>f8c380e9f8096d4674d650238749f0a5.crunch</text:p>
          </table:table-cell>
          <table:table-cell table:formula="of:=ROUNDUP([.F147]/[.$G$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ep/victory.prg</text:p>
          </table:table-cell>
          <table:table-cell office:value-type="float" office:value="6460" calcext:value-type="float">
            <text:p>6460</text:p>
          </table:table-cell>
          <table:table-cell office:value-type="float" office:value="5252" calcext:value-type="float">
            <text:p>5252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office:value-type="string" calcext:value-type="string">
            <text:p>fa4824d249d5cef06f2b91bdca9ff959.crunch</text:p>
          </table:table-cell>
          <table:table-cell table:formula="of:=ROUNDUP([.F148]/[.$G$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ep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576" calcext:value-type="float">
            <text:p>1576</text:p>
          </table:table-cell>
          <table:table-cell office:value-type="string" calcext:value-type="string">
            <text:p>fc814e694712816ea023be54444d0281.crunch</text:p>
          </table:table-cell>
          <table:table-cell table:formula="of:=ROUNDUP([.F149]/[.$G$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ep/y.prg</text:p>
          </table:table-cell>
          <table:table-cell office:value-type="float" office:value="348" calcext:value-type="float">
            <text:p>348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string" calcext:value-type="string">
            <text:p>fe531f26487575cbd2722ecd1f0408fb.crunch</text:p>
          </table:table-cell>
          <table:table-cell table:formula="of:=ROUNDUP([.F150]/[.$G$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eep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office:value-type="string" calcext:value-type="string">
            <text:p>ff43fc72bf0100b1c02d73789d21b8f0.crunch</text:p>
          </table:table-cell>
          <table:table-cell table:formula="of:=ROUNDUP([.F151]/[.$G$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gram/about.prg</text:p>
          </table:table-cell>
          <table:table-cell office:value-type="float" office:value="5442" calcext:value-type="float">
            <text:p>5442</text:p>
          </table:table-cell>
          <table:table-cell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blank.prty.prg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blank.roster.prg</text:p>
          </table:table-cell>
          <table:table-cell office:value-type="float" office:value="1026" calcext:value-type="float">
            <text:p>1026</text:p>
          </table:table-cell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c1.prg</text:p>
          </table:table-cell>
          <table:table-cell office:value-type="float" office:value="1875" calcext:value-type="float">
            <text:p>1875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c2.prg</text:p>
          </table:table-cell>
          <table:table-cell office:value-type="float" office:value="5202" calcext:value-type="float">
            <text:p>5202</text:p>
          </table:table-cell>
          <table:table-cell office:value-type="float" office:value="2075" calcext:value-type="float">
            <text:p>2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c3.prg</text:p>
          </table:table-cell>
          <table:table-cell office:value-type="float" office:value="1678" calcext:value-type="float">
            <text:p>1678</text:p>
          </table:table-cell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colors.prg</text:p>
          </table:table-cell>
          <table:table-cell office:value-type="float" office:value="2050" calcext:value-type="float">
            <text:p>2050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create1.txt.prg</text:p>
          </table:table-cell>
          <table:table-cell office:value-type="float" office:value="1010" calcext:value-type="float">
            <text:p>1010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create.prg</text:p>
          </table:table-cell>
          <table:table-cell office:value-type="float" office:value="7165" calcext:value-type="float">
            <text:p>7165</text:p>
          </table:table-cell>
          <table:table-cell office:value-type="float" office:value="6300" calcext:value-type="float">
            <text:p>6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dconfig.prg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enter.play.prg</text:p>
          </table:table-cell>
          <table:table-cell office:value-type="float" office:value="1145" calcext:value-type="float">
            <text:p>1145</text:p>
          </table:table-cell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flames.prg</text:p>
          </table:table-cell>
          <table:table-cell office:value-type="float" office:value="4832" calcext:value-type="float">
            <text:p>4832</text:p>
          </table:table-cell>
          <table:table-cell office:value-type="float" office:value="3483" calcext:value-type="float">
            <text:p>3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flipper.prg</text:p>
          </table:table-cell>
          <table:table-cell office:value-type="float" office:value="833" calcext:value-type="float">
            <text:p>833</text:p>
          </table:table-cell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font3.shptbl.prg</text:p>
          </table:table-cell>
          <table:table-cell office:value-type="float" office:value="1138" calcext:value-type="float">
            <text:p>1138</text:p>
          </table:table-cell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htxt.prg</text:p>
          </table:table-cell>
          <table:table-cell office:value-type="float" office:value="2050" calcext:value-type="float">
            <text:p>2050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intro.view.prg</text:p>
          </table:table-cell>
          <table:table-cell office:value-type="float" office:value="2709" calcext:value-type="float">
            <text:p>2709</text:p>
          </table:table-cell>
          <table:table-cell office:value-type="float" office:value="1864" calcext:value-type="float">
            <text:p>1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logo.colors.prg</text:p>
          </table:table-cell>
          <table:table-cell office:value-type="float" office:value="642" calcext:value-type="float">
            <text:p>642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m9.prg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main.subs.prg</text:p>
          </table:table-cell>
          <table:table-cell office:value-type="float" office:value="8189" calcext:value-type="float">
            <text:p>8189</text:p>
          </table:table-cell>
          <table:table-cell office:value-type="float" office:value="6528" calcext:value-type="float">
            <text:p>6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meow.prg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m.prg</text:p>
          </table:table-cell>
          <table:table-cell office:value-type="float" office:value="11688" calcext:value-type="float">
            <text:p>11688</text:p>
          </table:table-cell>
          <table:table-cell office:value-type="float" office:value="6974" calcext:value-type="float">
            <text:p>6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muff.prg</text:p>
          </table:table-cell>
          <table:table-cell office:value-type="float" office:value="8968" calcext:value-type="float">
            <text:p>8968</text:p>
          </table:table-cell>
          <table:table-cell office:value-type="float" office:value="5219" calcext:value-type="float">
            <text:p>5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osi.logos.prg</text:p>
          </table:table-cell>
          <table:table-cell office:value-type="float" office:value="3903" calcext:value-type="float">
            <text:p>3903</text:p>
          </table:table-cell>
          <table:table-cell office:value-type="float" office:value="2082" calcext:value-type="float">
            <text:p>2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print.prg</text:p>
          </table:table-cell>
          <table:table-cell office:value-type="float" office:value="2220" calcext:value-type="float">
            <text:p>2220</text:p>
          </table:table-cell>
          <table:table-cell office:value-type="float" office:value="1447" calcext:value-type="float">
            <text:p>1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qs.prg</text:p>
          </table:table-cell>
          <table:table-cell office:value-type="float" office:value="1011" calcext:value-type="float">
            <text:p>1011</text:p>
          </table:table-cell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s0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11" calcext:value-type="float">
            <text:p>2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s1.prg</text:p>
          </table:table-cell>
          <table:table-cell office:value-type="float" office:value="4098" calcext:value-type="float">
            <text:p>4098</text:p>
          </table:table-cell>
          <table:table-cell office:value-type="float" office:value="2458" calcext:value-type="float">
            <text:p>2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s2.prg</text:p>
          </table:table-cell>
          <table:table-cell office:value-type="float" office:value="4098" calcext:value-type="float">
            <text:p>4098</text:p>
          </table:table-cell>
          <table:table-cell office:value-type="float" office:value="2214" calcext:value-type="float">
            <text:p>2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s3.prg</text:p>
          </table:table-cell>
          <table:table-cell office:value-type="float" office:value="4098" calcext:value-type="float">
            <text:p>4098</text:p>
          </table:table-cell>
          <table:table-cell office:value-type="float" office:value="2303" calcext:value-type="float">
            <text:p>2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scratch.prg</text:p>
          </table:table-cell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startup.prg</text:p>
          </table:table-cell>
          <table:table-cell office:value-type="float" office:value="5074" calcext:value-type="float">
            <text:p>5074</text:p>
          </table:table-cell>
          <table:table-cell office:value-type="float" office:value="3691" calcext:value-type="float">
            <text:p>3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subs.128.prg</text:p>
          </table:table-cell>
          <table:table-cell office:value-type="float" office:value="1113" calcext:value-type="float">
            <text:p>1113</text:p>
          </table:table-cell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temp.subs.prg</text:p>
          </table:table-cell>
          <table:table-cell office:value-type="float" office:value="2810" calcext:value-type="float">
            <text:p>2810</text:p>
          </table:table-cell>
          <table:table-cell office:value-type="float" office:value="2276" calcext:value-type="float">
            <text:p>2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transfer.prg</text:p>
          </table:table-cell>
          <table:table-cell office:value-type="float" office:value="3368" calcext:value-type="float">
            <text:p>3368</text:p>
          </table:table-cell>
          <table:table-cell office:value-type="float" office:value="2185" calcext:value-type="float">
            <text:p>2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u5.logo.prg</text:p>
          </table:table-cell>
          <table:table-cell office:value-type="float" office:value="1154" calcext:value-type="float">
            <text:p>1154</text:p>
          </table:table-cell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u5.pthtbl.prg</text:p>
          </table:table-cell>
          <table:table-cell office:value-type="float" office:value="2946" calcext:value-type="float">
            <text:p>2946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u5siz.o.prg</text:p>
          </table:table-cell>
          <table:table-cell office:value-type="float" office:value="1113" calcext:value-type="float">
            <text:p>1113</text:p>
          </table:table-cell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update.himem.prg</text:p>
          </table:table-cell>
          <table:table-cell office:value-type="float" office:value="826" calcext:value-type="float">
            <text:p>826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/xyzzy.prg</text:p>
          </table:table-cell>
          <table:table-cell office:value-type="float" office:value="994" calcext:value-type="float">
            <text:p>994</text:p>
          </table:table-cell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l.prg</text:p>
          </table:table-cell>
          <table:table-cell office:value-type="float" office:value="4533" calcext:value-type="float">
            <text:p>4533</text:p>
          </table:table-cell>
          <table:table-cell office:value-type="float" office:value="1785" calcext:value-type="float">
            <text:p>1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main.twn.prg</text:p>
          </table:table-cell>
          <table:table-cell office:value-type="float" office:value="9471" calcext:value-type="float">
            <text:p>9471</text:p>
          </table:table-cell>
          <table:table-cell office:value-type="float" office:value="7243" calcext:value-type="float">
            <text:p>7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sell.arms.prg</text:p>
          </table:table-cell>
          <table:table-cell office:value-type="float" office:value="3736" calcext:value-type="float">
            <text:p>3736</text:p>
          </table:table-cell>
          <table:table-cell office:value-type="float" office:value="2573" calcext:value-type="float">
            <text:p>2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ar.prg</text:p>
          </table:table-cell>
          <table:table-cell office:value-type="float" office:value="4987" calcext:value-type="float">
            <text:p>4987</text:p>
          </table:table-cell>
          <table:table-cell office:value-type="float" office:value="4318" calcext:value-type="float">
            <text:p>4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ba.prg</text:p>
          </table:table-cell>
          <table:table-cell office:value-type="float" office:value="5619" calcext:value-type="float">
            <text:p>5619</text:p>
          </table:table-cell>
          <table:table-cell office:value-type="float" office:value="4057" calcext:value-type="float">
            <text:p>4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gu.prg</text:p>
          </table:table-cell>
          <table:table-cell office:value-type="float" office:value="2197" calcext:value-type="float">
            <text:p>219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he.prg</text:p>
          </table:table-cell>
          <table:table-cell office:value-type="float" office:value="2561" calcext:value-type="float">
            <text:p>2561</text:p>
          </table:table-cell>
          <table:table-cell office:value-type="float" office:value="1815" calcext:value-type="float">
            <text:p>1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ho.prg</text:p>
          </table:table-cell>
          <table:table-cell office:value-type="float" office:value="1622" calcext:value-type="float">
            <text:p>1622</text:p>
          </table:table-cell>
          <table:table-cell office:value-type="float" office:value="1184" calcext:value-type="float">
            <text:p>1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in.prg</text:p>
          </table:table-cell>
          <table:table-cell office:value-type="float" office:value="4777" calcext:value-type="float">
            <text:p>4777</text:p>
          </table:table-cell>
          <table:table-cell office:value-type="float" office:value="3435" calcext:value-type="float">
            <text:p>3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re.prg</text:p>
          </table:table-cell>
          <table:table-cell office:value-type="float" office:value="3030" calcext:value-type="float">
            <text:p>3030</text:p>
          </table:table-cell>
          <table:table-cell office:value-type="float" office:value="2158" calcext:value-type="float">
            <text:p>2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alk.sh.prg</text:p>
          </table:table-cell>
          <table:table-cell office:value-type="float" office:value="2386" calcext:value-type="float">
            <text:p>2386</text:p>
          </table:table-cell>
          <table:table-cell office:value-type="float" office:value="1738" calcext:value-type="float">
            <text:p>1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t.prg</text:p>
          </table:table-cell>
          <table:table-cell office:value-type="float" office:value="4738" calcext:value-type="float">
            <text:p>4738</text:p>
          </table:table-cell>
          <table:table-cell office:value-type="float" office:value="3660" calcext:value-type="float">
            <text:p>3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u.prg</text:p>
          </table:table-cell>
          <table:table-cell office:value-type="float" office:value="4751" calcext:value-type="float">
            <text:p>4751</text:p>
          </table:table-cell>
          <table:table-cell office:value-type="float" office:value="3536" calcext:value-type="float">
            <text:p>3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e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blank.party.prg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blank.roster.prg</text:p>
          </table:table-cell>
          <table:table-cell office:value-type="float" office:value="1026" calcext:value-type="float">
            <text:p>1026</text:p>
          </table:table-cell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blank.ulist.prg</text:p>
          </table:table-cell>
          <table:table-cell office:value-type="float" office:value="514" calcext:value-type="float">
            <text:p>514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c.prg</text:p>
          </table:table-cell>
          <table:table-cell office:value-type="float" office:value="4863" calcext:value-type="float">
            <text:p>4863</text:p>
          </table:table-cell>
          <table:table-cell office:value-type="float" office:value="3956" calcext:value-type="float">
            <text:p>3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e.prg</text:p>
          </table:table-cell>
          <table:table-cell office:value-type="float" office:value="1722" calcext:value-type="float">
            <text:p>1722</text:p>
          </table:table-cell>
          <table:table-cell office:value-type="float" office:value="1486" calcext:value-type="float">
            <text:p>1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i.prg</text:p>
          </table:table-cell>
          <table:table-cell office:value-type="float" office:value="4068" calcext:value-type="float">
            <text:p>4068</text:p>
          </table:table-cell>
          <table:table-cell office:value-type="float" office:value="2934" calcext:value-type="float">
            <text:p>2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l.prg</text:p>
          </table:table-cell>
          <table:table-cell office:value-type="float" office:value="1500" calcext:value-type="float">
            <text:p>1500</text:p>
          </table:table-cell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main.combat.prg</text:p>
          </table:table-cell>
          <table:table-cell office:value-type="float" office:value="11517" calcext:value-type="float">
            <text:p>11517</text:p>
          </table:table-cell>
          <table:table-cell office:value-type="float" office:value="9228" calcext:value-type="float">
            <text:p>9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main.out.prg</text:p>
          </table:table-cell>
          <table:table-cell office:value-type="float" office:value="9330" calcext:value-type="float">
            <text:p>9330</text:p>
          </table:table-cell>
          <table:table-cell office:value-type="float" office:value="7274" calcext:value-type="float">
            <text:p>7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m.prg</text:p>
          </table:table-cell>
          <table:table-cell office:value-type="float" office:value="1924" calcext:value-type="float">
            <text:p>1924</text:p>
          </table:table-cell>
          <table:table-cell office:value-type="float" office:value="1604" calcext:value-type="float">
            <text:p>1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oc.prg</text:p>
          </table:table-cell>
          <table:table-cell office:value-type="float" office:value="4886" calcext:value-type="float">
            <text:p>4886</text:p>
          </table:table-cell>
          <table:table-cell office:value-type="float" office:value="3964" calcext:value-type="float">
            <text:p>3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p.prg</text:p>
          </table:table-cell>
          <table:table-cell office:value-type="float" office:value="1008" calcext:value-type="float">
            <text:p>1008</text:p>
          </table:table-cell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r.prg</text:p>
          </table:table-cell>
          <table:table-cell office:value-type="float" office:value="2769" calcext:value-type="float">
            <text:p>2769</text:p>
          </table:table-cell>
          <table:table-cell office:value-type="float" office:value="1930" calcext:value-type="float">
            <text:p>19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shrine.prg</text:p>
          </table:table-cell>
          <table:table-cell office:value-type="float" office:value="3798" calcext:value-type="float">
            <text:p>3798</text:p>
          </table:table-cell>
          <table:table-cell office:value-type="float" office:value="2714" calcext:value-type="float">
            <text:p>2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s.prg</text:p>
          </table:table-cell>
          <table:table-cell office:value-type="float" office:value="4835" calcext:value-type="float">
            <text:p>4835</text:p>
          </table:table-cell>
          <table:table-cell office:value-type="float" office:value="3631" calcext:value-type="float">
            <text:p>3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startup.prg</text:p>
          </table:table-cell>
          <table:table-cell office:value-type="float" office:value="9321" calcext:value-type="float">
            <text:p>9321</text:p>
          </table:table-cell>
          <table:table-cell office:value-type="float" office:value="7269" calcext:value-type="float">
            <text:p>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u.prg</text:p>
          </table:table-cell>
          <table:table-cell office:value-type="float" office:value="4754" calcext:value-type="float">
            <text:p>4754</text:p>
          </table:table-cell>
          <table:table-cell office:value-type="float" office:value="3536" calcext:value-type="float">
            <text:p>3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v.prg</text:p>
          </table:table-cell>
          <table:table-cell office:value-type="float" office:value="835" calcext:value-type="float">
            <text:p>835</text:p>
          </table:table-cell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w.prg</text:p>
          </table:table-cell>
          <table:table-cell office:value-type="float" office:value="1483" calcext:value-type="float">
            <text:p>1483</text:p>
          </table:table-cell>
          <table:table-cell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world/z.prg</text:p>
          </table:table-cell>
          <table:table-cell office:value-type="float" office:value="3690" calcext:value-type="float">
            <text:p>3690</text:p>
          </table:table-cell>
          <table:table-cell office:value-type="float" office:value="2541" calcext:value-type="float">
            <text:p>2541</text:p>
          </table:table-cell>
          <table:table-cell table:number-columns-repeated="5"/>
        </table:table-row>
        <table:table-row table:style-name="ro1" table:number-rows-repeated="10483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Disks.W34:Disks.Y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.00.0000</text:date>, <text:time style:data-style-name="N2" text:time-value="12:46:15.1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8T12:48:41.663000000</dc:date>
    <meta:editing-duration>PT14H1M22S</meta:editing-duration>
    <meta:editing-cycles>14</meta:editing-cycles>
    <meta:generator>LibreOffice/5.3.7.2$Windows_X86_64 LibreOffice_project/6b8ed514a9f8b44d37a1b96673cbbdd077e24059</meta:generator>
    <meta:document-statistic meta:table-count="3" meta:cell-count="2111" meta:object-count="0"/>
  </office:meta>
</office:document-meta>
</file>